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officeooo:rsid="00254ddf" officeooo:paragraph-rsid="00254ddf" fo:background-color="transparent" style:font-weight-asian="bold" style:font-weight-complex="bold"/>
    </style:style>
    <style:style style:name="P3" style:family="paragraph" style:parent-style-name="Standard">
      <style:paragraph-properties fo:text-align="justify" style:justify-single-word="false"/>
      <style:text-properties fo:font-weight="bold" officeooo:rsid="0019a593" officeooo:paragraph-rsid="00a368c6" fo:background-color="transparent" style:font-weight-asian="bold" style:font-weight-complex="bold"/>
    </style:style>
    <style:style style:name="P4" style:family="paragraph" style:parent-style-name="Standard">
      <style:paragraph-properties fo:text-align="justify" style:justify-single-word="false"/>
      <style:text-properties fo:font-weight="bold" officeooo:rsid="0035b0b2" officeooo:paragraph-rsid="0129e675" fo:background-color="transparent" style:font-weight-asian="bold" style:font-weight-complex="bold"/>
    </style:style>
    <style:style style:name="P5" style:family="paragraph" style:parent-style-name="Standard">
      <style:paragraph-properties fo:text-align="justify" style:justify-single-word="false"/>
      <style:text-properties fo:font-weight="bold" officeooo:rsid="0035b0b2" officeooo:paragraph-rsid="01398092" fo:background-color="transparent" style:font-weight-asian="bold" style:font-weight-complex="bold"/>
    </style:style>
    <style:style style:name="P6" style:family="paragraph" style:parent-style-name="Standard">
      <style:paragraph-properties fo:text-align="justify" style:justify-single-word="false"/>
      <style:text-properties fo:font-weight="bold" officeooo:rsid="01398092" officeooo:paragraph-rsid="01398092" fo:background-color="transparent" style:font-weight-asian="bold" style:font-weight-complex="bold"/>
    </style:style>
    <style:style style:name="P7" style:family="paragraph" style:parent-style-name="Standard">
      <style:paragraph-properties fo:text-align="justify" style:justify-single-word="false"/>
      <style:text-properties fo:font-weight="bold" officeooo:rsid="013ffd50" officeooo:paragraph-rsid="013ffd50" fo:background-color="transparent" style:font-weight-asian="bold" style:font-weight-complex="bold"/>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paragraph-properties fo:text-align="justify" style:justify-single-word="false"/>
      <style:text-properties fo:font-weight="normal" officeooo:rsid="0019a593" officeooo:paragraph-rsid="0019a593" fo:background-color="#00ffff" style:font-weight-asian="normal" style:font-weight-complex="normal"/>
    </style:style>
    <style:style style:name="P10" style:family="paragraph" style:parent-style-name="Standard">
      <style:paragraph-properties fo:text-align="justify" style:justify-single-word="false"/>
      <style:text-properties fo:font-weight="normal" officeooo:rsid="0019a593" officeooo:paragraph-rsid="008058e2" fo:background-color="#00ffff" style:font-weight-asian="normal" style:font-weight-complex="normal"/>
    </style:style>
    <style:style style:name="P11" style:family="paragraph" style:parent-style-name="Standard">
      <style:paragraph-properties fo:text-align="justify" style:justify-single-word="false"/>
      <style:text-properties fo:font-weight="normal" officeooo:rsid="0019a593" officeooo:paragraph-rsid="00e34ee1" fo:background-color="#00ffff" style:font-weight-asian="normal" style:font-weight-complex="normal"/>
    </style:style>
    <style:style style:name="P12" style:family="paragraph" style:parent-style-name="Standard">
      <style:paragraph-properties fo:text-align="justify" style:justify-single-word="false"/>
      <style:text-properties fo:font-weight="normal" officeooo:rsid="0019a593" officeooo:paragraph-rsid="00f7cd3b" fo:background-color="#00ffff" style:font-weight-asian="normal" style:font-weight-complex="normal"/>
    </style:style>
    <style:style style:name="P13" style:family="paragraph" style:parent-style-name="Standard">
      <style:paragraph-properties fo:text-align="justify" style:justify-single-word="false"/>
      <style:text-properties fo:font-weight="normal" officeooo:rsid="0019a593" officeooo:paragraph-rsid="0136b827" fo:background-color="#00ffff" style:font-weight-asian="normal" style:font-weight-complex="normal"/>
    </style:style>
    <style:style style:name="P14" style:family="paragraph" style:parent-style-name="Standard">
      <style:paragraph-properties fo:text-align="justify" style:justify-single-word="false"/>
      <style:text-properties fo:font-weight="normal" officeooo:rsid="001d6ede" officeooo:paragraph-rsid="001d6ede" fo:background-color="transparent" style:font-weight-asian="normal" style:font-weight-complex="normal"/>
    </style:style>
    <style:style style:name="P15" style:family="paragraph" style:parent-style-name="Standard">
      <style:paragraph-properties fo:text-align="justify" style:justify-single-word="false"/>
      <style:text-properties fo:font-weight="normal" officeooo:rsid="002bba10" officeooo:paragraph-rsid="0031268a" fo:background-color="transparent" style:font-weight-asian="normal" style:font-weight-complex="normal"/>
    </style:style>
    <style:style style:name="P16" style:family="paragraph" style:parent-style-name="Standard">
      <style:paragraph-properties fo:text-align="justify" style:justify-single-word="false"/>
      <style:text-properties fo:font-weight="normal" officeooo:rsid="003af3b0" officeooo:paragraph-rsid="003af3b0" fo:background-color="transparent" style:font-weight-asian="normal" style:font-weight-complex="normal"/>
    </style:style>
    <style:style style:name="P17" style:family="paragraph" style:parent-style-name="Standard">
      <style:paragraph-properties fo:text-align="justify" style:justify-single-word="false"/>
      <style:text-properties fo:font-weight="normal" officeooo:rsid="007db5b0" officeooo:paragraph-rsid="00870131" fo:background-color="transparent" style:font-weight-asian="normal" style:font-weight-complex="normal"/>
    </style:style>
    <style:style style:name="P18" style:family="paragraph" style:parent-style-name="Standard">
      <style:paragraph-properties fo:text-align="justify" style:justify-single-word="false"/>
      <style:text-properties fo:font-weight="normal" officeooo:rsid="00951747" officeooo:paragraph-rsid="00951747" fo:background-color="transparent" style:font-weight-asian="normal" style:font-weight-complex="normal"/>
    </style:style>
    <style:style style:name="P19" style:family="paragraph" style:parent-style-name="Standard">
      <style:paragraph-properties fo:text-align="justify" style:justify-single-word="false"/>
      <style:text-properties fo:font-weight="normal" officeooo:rsid="00961ea6" officeooo:paragraph-rsid="00988d34" fo:background-color="transparent" style:font-weight-asian="normal" style:font-weight-complex="normal"/>
    </style:style>
    <style:style style:name="P20" style:family="paragraph" style:parent-style-name="Standard">
      <style:paragraph-properties fo:text-align="justify" style:justify-single-word="false"/>
      <style:text-properties fo:font-weight="normal" officeooo:rsid="00a4cc34" officeooo:paragraph-rsid="00c980b6" fo:background-color="transparent" style:font-weight-asian="normal" style:font-weight-complex="normal"/>
    </style:style>
    <style:style style:name="P21" style:family="paragraph" style:parent-style-name="Standard">
      <style:paragraph-properties fo:text-align="justify" style:justify-single-word="false"/>
      <style:text-properties fo:font-weight="normal" officeooo:rsid="008e0a22" officeooo:paragraph-rsid="00d7f9b2" fo:background-color="transparent" style:font-weight-asian="normal" style:font-weight-complex="normal"/>
    </style:style>
    <style:style style:name="P22" style:family="paragraph" style:parent-style-name="Standard">
      <style:paragraph-properties fo:text-align="justify" style:justify-single-word="false"/>
      <style:text-properties fo:font-weight="normal" officeooo:rsid="00ea516f" officeooo:paragraph-rsid="00edac9c" fo:background-color="transparent" style:font-weight-asian="normal" style:font-weight-complex="normal"/>
    </style:style>
    <style:style style:name="P23" style:family="paragraph" style:parent-style-name="Standard">
      <style:paragraph-properties fo:text-align="justify" style:justify-single-word="false"/>
      <style:text-properties fo:font-weight="normal" officeooo:rsid="00be887d" officeooo:paragraph-rsid="0100ce60" fo:background-color="transparent" style:font-weight-asian="normal" style:font-weight-complex="normal"/>
    </style:style>
    <style:style style:name="P24" style:family="paragraph" style:parent-style-name="Standard">
      <style:paragraph-properties fo:text-align="justify" style:justify-single-word="false"/>
      <style:text-properties fo:font-weight="normal" officeooo:rsid="00d49ac9" officeooo:paragraph-rsid="0100ce60" fo:background-color="transparent" style:font-weight-asian="normal" style:font-weight-complex="normal"/>
    </style:style>
    <style:style style:name="P25" style:family="paragraph" style:parent-style-name="Standard">
      <style:paragraph-properties fo:text-align="justify" style:justify-single-word="false"/>
      <style:text-properties fo:font-weight="normal" officeooo:rsid="00ee43cd" officeooo:paragraph-rsid="00efcfab" fo:background-color="transparent" style:font-weight-asian="normal" style:font-weight-complex="normal"/>
    </style:style>
    <style:style style:name="P26" style:family="paragraph" style:parent-style-name="Standard">
      <style:paragraph-properties fo:text-align="justify" style:justify-single-word="false"/>
      <style:text-properties fo:font-weight="normal" officeooo:rsid="00e20014" officeooo:paragraph-rsid="01025f6e" fo:background-color="transparent" style:font-weight-asian="normal" style:font-weight-complex="normal"/>
    </style:style>
    <style:style style:name="P27" style:family="paragraph" style:parent-style-name="Standard">
      <style:paragraph-properties fo:text-align="justify" style:justify-single-word="false"/>
      <style:text-properties fo:font-weight="normal" officeooo:rsid="01052aa4" officeooo:paragraph-rsid="01052aa4" fo:background-color="transparent" style:font-weight-asian="normal" style:font-weight-complex="normal"/>
    </style:style>
    <style:style style:name="P28" style:family="paragraph" style:parent-style-name="Standard">
      <style:paragraph-properties fo:text-align="justify" style:justify-single-word="false"/>
      <style:text-properties fo:font-weight="normal" officeooo:rsid="01052aa4" officeooo:paragraph-rsid="01070005" fo:background-color="transparent" style:font-weight-asian="normal" style:font-weight-complex="normal"/>
    </style:style>
    <style:style style:name="P29" style:family="paragraph" style:parent-style-name="Standard">
      <style:paragraph-properties fo:text-align="justify" style:justify-single-word="false"/>
      <style:text-properties fo:font-weight="normal" officeooo:rsid="01094bcd" officeooo:paragraph-rsid="01327868" fo:background-color="transparent" style:font-weight-asian="normal" style:font-weight-complex="normal"/>
    </style:style>
    <style:style style:name="P30" style:family="paragraph" style:parent-style-name="Standard">
      <style:paragraph-properties fo:text-align="justify" style:justify-single-word="false"/>
      <style:text-properties fo:font-weight="normal" officeooo:rsid="011d8b98" officeooo:paragraph-rsid="0123712e" fo:background-color="transparent" style:font-weight-asian="normal" style:font-weight-complex="normal"/>
    </style:style>
    <style:style style:name="P31" style:family="paragraph" style:parent-style-name="Standard">
      <style:paragraph-properties fo:text-align="justify" style:justify-single-word="false"/>
      <style:text-properties fo:font-weight="normal" officeooo:rsid="00ee4e16" officeooo:paragraph-rsid="01016323" fo:background-color="transparent" style:font-weight-asian="normal" style:font-weight-complex="normal"/>
    </style:style>
    <style:style style:name="P32" style:family="paragraph" style:parent-style-name="Standard">
      <style:paragraph-properties fo:text-align="justify" style:justify-single-word="false"/>
      <style:text-properties fo:font-weight="normal" officeooo:rsid="0035b0b2" officeooo:paragraph-rsid="0129e675" fo:background-color="transparent" style:font-weight-asian="normal" style:font-weight-complex="normal"/>
    </style:style>
    <style:style style:name="P33" style:family="paragraph" style:parent-style-name="Standard">
      <style:paragraph-properties fo:text-align="justify" style:justify-single-word="false"/>
      <style:text-properties fo:font-weight="normal" officeooo:rsid="01398092" officeooo:paragraph-rsid="01398092" fo:background-color="transparent" style:font-weight-asian="normal" style:font-weight-complex="normal"/>
    </style:style>
    <style:style style:name="P34" style:family="paragraph" style:parent-style-name="Standard">
      <style:paragraph-properties fo:text-align="justify" style:justify-single-word="false"/>
      <style:text-properties fo:font-weight="normal" officeooo:rsid="00bcb2ce" officeooo:paragraph-rsid="015b8015" fo:background-color="transparent" style:font-weight-asian="normal" style:font-weight-complex="normal"/>
    </style:style>
    <style:style style:name="P35" style:family="paragraph" style:parent-style-name="Standard">
      <style:paragraph-properties fo:text-align="justify" style:justify-single-word="false"/>
      <style:text-properties fo:font-weight="normal" officeooo:rsid="0143a4cb" officeooo:paragraph-rsid="014b9996" fo:background-color="transparent" style:font-weight-asian="normal" style:font-weight-complex="normal"/>
    </style:style>
    <style:style style:name="P36" style:family="paragraph" style:parent-style-name="Standard">
      <style:paragraph-properties fo:text-align="justify" style:justify-single-word="false"/>
      <style:text-properties fo:font-weight="normal" officeooo:rsid="015cc9b8" officeooo:paragraph-rsid="015cc9b8" fo:background-color="transparent" style:font-weight-asian="normal" style:font-weight-complex="normal"/>
    </style:style>
    <style:style style:name="P37" style:family="paragraph" style:parent-style-name="Standard">
      <style:paragraph-properties fo:text-align="justify" style:justify-single-word="false"/>
      <style:text-properties fo:font-weight="normal" officeooo:rsid="00879c19" officeooo:paragraph-rsid="00870131" fo:background-color="#ffffff" style:font-weight-asian="normal" style:font-weight-complex="normal"/>
    </style:style>
    <style:style style:name="P38" style:family="paragraph" style:parent-style-name="Standard">
      <style:paragraph-properties fo:text-align="justify" style:justify-single-word="false"/>
      <style:text-properties fo:font-weight="normal" officeooo:rsid="00d79d01" officeooo:paragraph-rsid="00da281a" fo:background-color="#ffffff" style:font-weight-asian="normal" style:font-weight-complex="normal"/>
    </style:style>
    <style:style style:name="P39" style:family="paragraph" style:parent-style-name="Standard">
      <style:paragraph-properties fo:text-align="justify" style:justify-single-word="false"/>
      <style:text-properties fo:font-weight="normal" officeooo:rsid="00e0306e" officeooo:paragraph-rsid="0100ce60" fo:background-color="#ffffff" style:font-weight-asian="normal" style:font-weight-complex="normal"/>
    </style:style>
    <style:style style:name="P40" style:family="paragraph" style:parent-style-name="Standard">
      <style:paragraph-properties fo:text-align="justify" style:justify-single-word="false"/>
      <style:text-properties fo:font-weight="normal" officeooo:rsid="00bcb2ce" officeooo:paragraph-rsid="013e1142" fo:background-color="#ffffff" style:font-weight-asian="normal" style:font-weight-complex="normal"/>
    </style:style>
    <style:style style:name="P41" style:family="paragraph" style:parent-style-name="Standard">
      <style:paragraph-properties fo:text-align="justify" style:justify-single-word="false"/>
      <style:text-properties fo:font-weight="normal" officeooo:rsid="00b8e5ff" officeooo:paragraph-rsid="00b8e5ff" fo:background-color="#ff0000" style:font-weight-asian="normal" style:font-weight-complex="normal"/>
    </style:style>
    <style:style style:name="P42" style:family="paragraph" style:parent-style-name="Standard">
      <style:paragraph-properties fo:text-align="justify" style:justify-single-word="false"/>
      <style:text-properties fo:font-weight="normal" officeooo:rsid="00b8e5ff" officeooo:paragraph-rsid="00e8c708" fo:background-color="#ff0000" style:font-weight-asian="normal" style:font-weight-complex="normal"/>
    </style:style>
    <style:style style:name="P43" style:family="paragraph" style:parent-style-name="Standard">
      <style:paragraph-properties fo:text-align="justify" style:justify-single-word="false"/>
      <style:text-properties fo:font-weight="normal" officeooo:rsid="00bcb2ce" officeooo:paragraph-rsid="013e1142" fo:background-color="#ff0000" style:font-weight-asian="normal" style:font-weight-complex="normal"/>
    </style:style>
    <style:style style:name="P44" style:family="paragraph" style:parent-style-name="Standard">
      <style:paragraph-properties fo:text-align="justify" style:justify-single-word="false"/>
      <style:text-properties fo:font-weight="normal" officeooo:rsid="0019a593" officeooo:paragraph-rsid="00c980b6" fo:background-color="#fff200" style:font-weight-asian="normal" style:font-weight-complex="normal"/>
    </style:style>
    <style:style style:name="P45" style:family="paragraph" style:parent-style-name="Standard">
      <style:paragraph-properties fo:text-align="justify" style:justify-single-word="false"/>
      <style:text-properties fo:font-weight="normal" officeooo:rsid="00edac9c" officeooo:paragraph-rsid="00edf0fa" fo:background-color="#fff200" style:font-weight-asian="normal" style:font-weight-complex="normal"/>
    </style:style>
    <style:style style:name="P46" style:family="paragraph" style:parent-style-name="Standard">
      <style:paragraph-properties fo:text-align="justify" style:justify-single-word="false"/>
      <style:text-properties fo:font-weight="normal" officeooo:rsid="00e20014" officeooo:paragraph-rsid="00e8c708" fo:background-color="#c0c0c0" style:font-weight-asian="normal" style:font-weight-complex="normal"/>
    </style:style>
    <style:style style:name="P47" style:family="paragraph" style:parent-style-name="Standard">
      <style:paragraph-properties fo:text-align="justify" style:justify-single-word="false"/>
      <style:text-properties fo:font-weight="normal" officeooo:rsid="00e20014" officeooo:paragraph-rsid="00edf0fa" fo:background-color="#c0c0c0" style:font-weight-asian="normal" style:font-weight-complex="normal"/>
    </style:style>
    <style:style style:name="P48" style:family="paragraph" style:parent-style-name="Standard">
      <style:paragraph-properties fo:text-align="justify" style:justify-single-word="false"/>
      <style:text-properties fo:font-weight="normal" officeooo:rsid="00e20014" officeooo:paragraph-rsid="010208f7" fo:background-color="#c0c0c0" style:font-weight-asian="normal" style:font-weight-complex="normal"/>
    </style:style>
    <style:style style:name="P49" style:family="paragraph" style:parent-style-name="Standard">
      <style:paragraph-properties fo:text-align="justify" style:justify-single-word="false"/>
      <style:text-properties fo:font-weight="normal" officeooo:rsid="00e20014" officeooo:paragraph-rsid="0136398b" fo:background-color="#c0c0c0" style:font-weight-asian="normal" style:font-weight-complex="normal"/>
    </style:style>
    <style:style style:name="P50" style:family="paragraph" style:parent-style-name="Standard">
      <style:paragraph-properties fo:text-align="justify" style:justify-single-word="false"/>
      <style:text-properties fo:font-weight="normal" officeooo:rsid="00d79d01" officeooo:paragraph-rsid="00edf0fa" fo:background-color="#c0c0c0" style:font-weight-asian="normal" style:font-weight-complex="normal"/>
    </style:style>
    <style:style style:name="P51" style:family="paragraph" style:parent-style-name="Standard">
      <style:paragraph-properties fo:text-align="justify" style:justify-single-word="false"/>
      <style:text-properties fo:font-weight="normal" officeooo:rsid="00ee4e16" officeooo:paragraph-rsid="00efcfab" fo:background-color="#c0c0c0" style:font-weight-asian="normal" style:font-weight-complex="normal"/>
    </style:style>
    <style:style style:name="P52" style:family="paragraph" style:parent-style-name="Standard">
      <style:paragraph-properties fo:text-align="justify" style:justify-single-word="false"/>
      <style:text-properties fo:font-weight="normal" officeooo:rsid="00ee43cd" officeooo:paragraph-rsid="00efcfab" fo:background-color="#ff4500" style:font-weight-asian="normal" style:font-weight-complex="normal"/>
    </style:style>
    <style:style style:name="P53" style:family="paragraph" style:parent-style-name="Standard">
      <style:paragraph-properties fo:text-align="justify" style:justify-single-word="false"/>
      <style:text-properties fo:font-weight="normal" officeooo:rsid="00f31957" officeooo:paragraph-rsid="00f74141" fo:background-color="#ff4500" style:font-weight-asian="normal" style:font-weight-complex="normal"/>
    </style:style>
    <style:style style:name="P54" style:family="paragraph" style:parent-style-name="Standard">
      <style:paragraph-properties fo:text-align="justify" style:justify-single-word="false"/>
      <style:text-properties fo:font-weight="normal" officeooo:rsid="015cc9b8" officeooo:paragraph-rsid="016581d8" fo:background-color="#ce181e" style:font-weight-asian="normal" style:font-weight-complex="normal"/>
    </style:style>
    <style:style style:name="P55" style:family="paragraph" style:parent-style-name="Standard">
      <style:paragraph-properties fo:text-align="justify" style:justify-single-word="false"/>
      <style:text-properties fo:font-weight="normal" officeooo:rsid="0165e554" officeooo:paragraph-rsid="0165e554" fo:background-color="#ce181e" style:font-weight-asian="normal" style:font-weight-complex="normal"/>
    </style:style>
    <style:style style:name="P56" style:family="paragraph" style:parent-style-name="Standard">
      <style:paragraph-properties fo:text-align="justify" style:justify-single-word="false"/>
      <style:text-properties officeooo:paragraph-rsid="0034fcb0"/>
    </style:style>
    <style:style style:name="P57" style:family="paragraph" style:parent-style-name="Standard">
      <style:paragraph-properties fo:text-align="justify" style:justify-single-word="false"/>
      <style:text-properties officeooo:paragraph-rsid="00446edc"/>
    </style:style>
    <style:style style:name="P58" style:family="paragraph" style:parent-style-name="Standard">
      <style:paragraph-properties fo:text-align="justify" style:justify-single-word="false"/>
      <style:text-properties officeooo:paragraph-rsid="006d7019"/>
    </style:style>
    <style:style style:name="P59" style:family="paragraph" style:parent-style-name="Standard">
      <style:paragraph-properties fo:text-align="justify" style:justify-single-word="false"/>
      <style:text-properties officeooo:paragraph-rsid="00902c35"/>
    </style:style>
    <style:style style:name="P60" style:family="paragraph" style:parent-style-name="Standard">
      <style:paragraph-properties fo:text-align="justify" style:justify-single-word="false"/>
      <style:text-properties officeooo:paragraph-rsid="007d8543"/>
    </style:style>
    <style:style style:name="P61" style:family="paragraph" style:parent-style-name="Standard">
      <style:paragraph-properties fo:text-align="justify" style:justify-single-word="false"/>
      <style:text-properties officeooo:paragraph-rsid="00c4322d"/>
    </style:style>
    <style:style style:name="P62"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6da047" officeooo:paragraph-rsid="006e6815" fo:background-color="transparent"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61558f" officeooo:paragraph-rsid="006d7019" fo:background-color="transparent"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76ed1c" officeooo:paragraph-rsid="00902c35" fo:background-color="transparent"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Liberation Serif" fo:font-size="12pt" fo:font-weight="normal" officeooo:rsid="010aea19" officeooo:paragraph-rsid="01327868" fo:background-color="transparent" style:font-size-asian="12pt" style:font-weight-asian="normal" style:font-size-complex="12pt" style:font-weight-complex="normal"/>
    </style:style>
    <style:style style:name="P66"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fo:font-weight="normal" officeooo:rsid="0143a4cb" officeooo:paragraph-rsid="014b9996" fo:background-color="transparent" style:font-weight-asian="normal" style:font-weight-complex="normal"/>
    </style:style>
    <style:style style:name="P67" style:family="paragraph" style:parent-style-name="Standard">
      <style:paragraph-properties fo:text-align="justify" style:justify-single-word="false"/>
      <style:text-properties fo:font-weight="normal" officeooo:rsid="01615328" officeooo:paragraph-rsid="016581d8" fo:background-color="#ce181e" style:font-weight-asian="normal" style:font-weight-complex="normal"/>
    </style:style>
    <style:style style:name="P68" style:family="paragraph" style:parent-style-name="Standard">
      <style:paragraph-properties fo:text-align="justify" style:justify-single-word="false"/>
      <style:text-properties fo:font-weight="normal" officeooo:rsid="00bcb2ce" officeooo:paragraph-rsid="015b8015" fo:background-color="#ffffff" style:font-weight-asian="normal" style:font-weight-complex="normal"/>
    </style:style>
    <style:style style:name="P69" style:family="paragraph" style:parent-style-name="Standard">
      <style:paragraph-properties fo:text-align="justify" style:justify-single-word="false"/>
      <style:text-properties fo:font-weight="normal" officeooo:rsid="00bcb2ce" officeooo:paragraph-rsid="013e1142" fo:background-color="#ffffff" style:font-weight-asian="normal" style:font-weight-complex="normal"/>
    </style:style>
    <style:style style:name="P70" style:family="paragraph" style:parent-style-name="Standard">
      <style:paragraph-properties fo:text-align="justify" style:justify-single-word="false"/>
      <style:text-properties fo:font-weight="normal" officeooo:rsid="00bcb2ce" officeooo:paragraph-rsid="015c2bd2" fo:background-color="#ffffff" style:font-weight-asian="normal" style:font-weight-complex="normal"/>
    </style:style>
    <style:style style:name="P71" style:family="paragraph" style:parent-style-name="Standard">
      <style:paragraph-properties fo:text-align="justify" style:justify-single-word="false"/>
      <style:text-properties fo:font-weight="normal" officeooo:rsid="0143a4cb" officeooo:paragraph-rsid="0156d1ff" fo:background-color="transparent" style:font-weight-asian="normal" style:font-weight-complex="normal"/>
    </style:style>
    <style:style style:name="P72" style:family="paragraph" style:parent-style-name="Standard">
      <style:paragraph-properties fo:text-align="justify" style:justify-single-word="false"/>
      <style:text-properties fo:font-weight="normal" officeooo:rsid="016fa197" officeooo:paragraph-rsid="0184e245" fo:background-color="transparent" style:font-weight-asian="normal" style:font-weight-complex="normal"/>
    </style:style>
    <style:style style:name="P73" style:family="paragraph" style:parent-style-name="Standard">
      <style:paragraph-properties fo:text-align="justify" style:justify-single-word="false"/>
      <style:text-properties fo:font-weight="normal" officeooo:rsid="016fa197" officeooo:paragraph-rsid="01852f72" fo:background-color="transparent" style:font-weight-asian="normal" style:font-weight-complex="normal"/>
    </style:style>
    <style:style style:name="P74" style:family="paragraph" style:parent-style-name="Standard">
      <style:paragraph-properties fo:text-align="justify" style:justify-single-word="false"/>
      <style:text-properties fo:font-weight="normal" officeooo:rsid="016fa197" officeooo:paragraph-rsid="0188a0c5" fo:background-color="transparent" style:font-weight-asian="normal" style:font-weight-complex="normal"/>
    </style:style>
    <style:style style:name="P75" style:family="paragraph" style:parent-style-name="Standard">
      <style:paragraph-properties fo:text-align="justify" style:justify-single-word="false"/>
      <style:text-properties fo:font-weight="normal" officeooo:rsid="016fa197" officeooo:paragraph-rsid="018e884e" fo:background-color="transparent" style:font-weight-asian="normal" style:font-weight-complex="normal"/>
    </style:style>
    <style:style style:name="P76" style:family="paragraph" style:parent-style-name="Standard">
      <style:paragraph-properties fo:text-align="justify" style:justify-single-word="false"/>
      <style:text-properties fo:font-weight="normal" officeooo:rsid="016fa197" officeooo:paragraph-rsid="019b43d8" fo:background-color="transparent" style:font-weight-asian="normal" style:font-weight-complex="normal"/>
    </style:style>
    <style:style style:name="P77" style:family="paragraph" style:parent-style-name="Standard">
      <style:paragraph-properties fo:text-align="justify" style:justify-single-word="false"/>
      <style:text-properties fo:font-weight="normal" officeooo:rsid="016fa197" officeooo:paragraph-rsid="01a2785a" fo:background-color="transparent" style:font-weight-asian="normal" style:font-weight-complex="normal"/>
    </style:style>
    <style:style style:name="P78" style:family="paragraph" style:parent-style-name="Standard">
      <style:paragraph-properties fo:text-align="justify" style:justify-single-word="false"/>
      <style:text-properties fo:font-weight="normal" officeooo:rsid="015cc9b8" officeooo:paragraph-rsid="018a4630" fo:background-color="transparent" style:font-weight-asian="normal" style:font-weight-complex="normal"/>
    </style:style>
    <style:style style:name="P79" style:family="paragraph" style:parent-style-name="Standard">
      <style:paragraph-properties fo:text-align="justify" style:justify-single-word="false"/>
      <style:text-properties fo:font-weight="normal" officeooo:rsid="0019a593" officeooo:paragraph-rsid="0187ab43" fo:background-color="#00ffff" style:font-weight-asian="normal" style:font-weight-complex="normal"/>
    </style:style>
    <style:style style:name="P80"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fo:font-weight="normal" officeooo:rsid="00bcb2ce" officeooo:paragraph-rsid="013e1142" fo:background-color="#ffffff" style:font-weight-asian="normal" style:font-weight-complex="normal"/>
    </style:style>
    <style:style style:name="T1" style:family="text">
      <style:text-properties fo:background-color="#ffff00" loext:char-shading-value="0"/>
    </style:style>
    <style:style style:name="T2" style:family="text">
      <style:text-properties officeooo:rsid="0037597b" fo:background-color="#ffff00" loext:char-shading-value="0"/>
    </style:style>
    <style:style style:name="T3" style:family="text">
      <style:text-properties officeooo:rsid="008317a7" fo:background-color="#ffff00" loext:char-shading-value="0"/>
    </style:style>
    <style:style style:name="T4" style:family="text">
      <style:text-properties officeooo:rsid="00983073" fo:background-color="#ffff00" loext:char-shading-value="0"/>
    </style:style>
    <style:style style:name="T5" style:family="text">
      <style:text-properties officeooo:rsid="009cf1e6" fo:background-color="#ffff00" loext:char-shading-value="0"/>
    </style:style>
    <style:style style:name="T6" style:family="text">
      <style:text-properties officeooo:rsid="00da281a" fo:background-color="#ffff00" loext:char-shading-value="0"/>
    </style:style>
    <style:style style:name="T7" style:family="text">
      <style:text-properties officeooo:rsid="010208f7" fo:background-color="#ffff00" loext:char-shading-value="0"/>
    </style:style>
    <style:style style:name="T8" style:family="text">
      <style:text-properties officeooo:rsid="01025f6e" fo:background-color="#ffff00" loext:char-shading-value="0"/>
    </style:style>
    <style:style style:name="T9" style:family="text">
      <style:text-properties officeooo:rsid="00ee43cd" fo:background-color="#ffff00" loext:char-shading-value="0"/>
    </style:style>
    <style:style style:name="T10" style:family="text">
      <style:text-properties officeooo:rsid="011effa2" fo:background-color="#ffff00" loext:char-shading-value="0"/>
    </style:style>
    <style:style style:name="T11" style:family="text">
      <style:text-properties officeooo:rsid="011d8b98" fo:background-color="#ffff00" loext:char-shading-value="0"/>
    </style:style>
    <style:style style:name="T12" style:family="text">
      <style:text-properties officeooo:rsid="01444352" fo:background-color="#ffff00" loext:char-shading-value="0"/>
    </style:style>
    <style:style style:name="T13" style:family="text">
      <style:text-properties officeooo:rsid="016816fa" fo:background-color="#ffff00" loext:char-shading-value="0"/>
    </style:style>
    <style:style style:name="T14" style:family="text">
      <style:text-properties officeooo:rsid="015cc9b8" fo:background-color="#ffff00" loext:char-shading-value="0"/>
    </style:style>
    <style:style style:name="T15" style:family="text">
      <style:text-properties fo:background-color="#ffffff" loext:char-shading-value="0"/>
    </style:style>
    <style:style style:name="T16" style:family="text">
      <style:text-properties officeooo:rsid="0037597b" fo:background-color="#ffffff" loext:char-shading-value="0"/>
    </style:style>
    <style:style style:name="T17" style:family="text">
      <style:text-properties officeooo:rsid="007dc9ac" fo:background-color="#ffffff" loext:char-shading-value="0"/>
    </style:style>
    <style:style style:name="T18" style:family="text">
      <style:text-properties officeooo:rsid="008317a7" fo:background-color="#ffffff" loext:char-shading-value="0"/>
    </style:style>
    <style:style style:name="T19" style:family="text">
      <style:text-properties officeooo:rsid="0084e239" fo:background-color="#ffffff" loext:char-shading-value="0"/>
    </style:style>
    <style:style style:name="T20" style:family="text">
      <style:text-properties officeooo:rsid="00870131" fo:background-color="#ffffff" loext:char-shading-value="0"/>
    </style:style>
    <style:style style:name="T21" style:family="text">
      <style:text-properties officeooo:rsid="00879c19" fo:background-color="#ffffff" loext:char-shading-value="0"/>
    </style:style>
    <style:style style:name="T22" style:family="text">
      <style:text-properties officeooo:rsid="0087c790" fo:background-color="#ffffff" loext:char-shading-value="0"/>
    </style:style>
    <style:style style:name="T23" style:family="text">
      <style:text-properties officeooo:rsid="008ec5b3" fo:background-color="#ffffff" loext:char-shading-value="0"/>
    </style:style>
    <style:style style:name="T24" style:family="text">
      <style:text-properties officeooo:rsid="008f0e2c" fo:background-color="#ffffff" loext:char-shading-value="0"/>
    </style:style>
    <style:style style:name="T25" style:family="text">
      <style:text-properties officeooo:rsid="008f94ab" fo:background-color="#ffffff" loext:char-shading-value="0"/>
    </style:style>
    <style:style style:name="T26" style:family="text">
      <style:text-properties officeooo:rsid="009354f8" fo:background-color="#ffffff" loext:char-shading-value="0"/>
    </style:style>
    <style:style style:name="T27" style:family="text">
      <style:text-properties officeooo:rsid="00951747" fo:background-color="#ffffff" loext:char-shading-value="0"/>
    </style:style>
    <style:style style:name="T28" style:family="text">
      <style:text-properties officeooo:rsid="0095f96b" fo:background-color="#ffffff" loext:char-shading-value="0"/>
    </style:style>
    <style:style style:name="T29" style:family="text">
      <style:text-properties officeooo:rsid="0096b5f2" fo:background-color="#ffffff" loext:char-shading-value="0"/>
    </style:style>
    <style:style style:name="T30" style:family="text">
      <style:text-properties officeooo:rsid="00983073" fo:background-color="#ffffff" loext:char-shading-value="0"/>
    </style:style>
    <style:style style:name="T31" style:family="text">
      <style:text-properties officeooo:rsid="00988d34" fo:background-color="#ffffff" loext:char-shading-value="0"/>
    </style:style>
    <style:style style:name="T32" style:family="text">
      <style:text-properties officeooo:rsid="009cf1e6" fo:background-color="#ffffff" loext:char-shading-value="0"/>
    </style:style>
    <style:style style:name="T33" style:family="text">
      <style:text-properties officeooo:rsid="00a7aeae" fo:background-color="#ffffff" loext:char-shading-value="0"/>
    </style:style>
    <style:style style:name="T34" style:family="text">
      <style:text-properties officeooo:rsid="00bf63d9" fo:background-color="#ffffff" loext:char-shading-value="0"/>
    </style:style>
    <style:style style:name="T35" style:family="text">
      <style:text-properties officeooo:rsid="00c980b6" fo:background-color="#ffffff" loext:char-shading-value="0"/>
    </style:style>
    <style:style style:name="T36" style:family="text">
      <style:text-properties officeooo:rsid="00cd3b87" fo:background-color="#ffffff" loext:char-shading-value="0"/>
    </style:style>
    <style:style style:name="T37" style:family="text">
      <style:text-properties officeooo:rsid="00d7f9b2" fo:background-color="#ffffff" loext:char-shading-value="0"/>
    </style:style>
    <style:style style:name="T38" style:family="text">
      <style:text-properties officeooo:rsid="00da281a" fo:background-color="#ffffff" loext:char-shading-value="0"/>
    </style:style>
    <style:style style:name="T39" style:family="text">
      <style:text-properties officeooo:rsid="00e0306e" fo:background-color="#ffffff" loext:char-shading-value="0"/>
    </style:style>
    <style:style style:name="T40" style:family="text">
      <style:text-properties officeooo:rsid="0139092b" fo:background-color="#ffffff" loext:char-shading-value="0"/>
    </style:style>
    <style:style style:name="T41" style:family="text">
      <style:text-properties officeooo:rsid="00be887d" fo:background-color="#ffffff" loext:char-shading-value="0"/>
    </style:style>
    <style:style style:name="T42" style:family="text">
      <style:text-properties officeooo:rsid="0016113a" fo:background-color="#ffffff" loext:char-shading-value="0"/>
    </style:style>
    <style:style style:name="T43" style:family="text">
      <style:text-properties fo:font-weight="normal" officeooo:rsid="0031268a" fo:background-color="#ffff00" loext:char-shading-value="0" style:font-weight-asian="normal" style:font-weight-complex="normal"/>
    </style:style>
    <style:style style:name="T44" style:family="text">
      <style:text-properties fo:font-weight="normal" officeooo:rsid="0033513c" fo:background-color="#ffff00" loext:char-shading-value="0" style:font-weight-asian="normal" style:font-weight-complex="normal"/>
    </style:style>
    <style:style style:name="T45" style:family="text">
      <style:text-properties fo:font-weight="normal" officeooo:rsid="001afa86" fo:background-color="#ffff00" loext:char-shading-value="0" style:font-weight-asian="normal" style:font-weight-complex="normal"/>
    </style:style>
    <style:style style:name="T46" style:family="text">
      <style:text-properties fo:font-weight="normal" officeooo:rsid="0129ae08" fo:background-color="#ffff00" loext:char-shading-value="0" style:font-weight-asian="normal" style:font-weight-complex="normal"/>
    </style:style>
    <style:style style:name="T47" style:family="text">
      <style:text-properties fo:font-weight="normal" officeooo:rsid="0129e675" fo:background-color="#ffff00" loext:char-shading-value="0" style:font-weight-asian="normal" style:font-weight-complex="normal"/>
    </style:style>
    <style:style style:name="T48" style:family="text">
      <style:text-properties fo:font-weight="normal" officeooo:rsid="002bba10" fo:background-color="transparent" loext:char-shading-value="0" style:font-weight-asian="normal" style:font-weight-complex="normal"/>
    </style:style>
    <style:style style:name="T49" style:family="text">
      <style:text-properties fo:font-weight="normal" officeooo:rsid="002f7f54" fo:background-color="transparent" loext:char-shading-value="0" style:font-weight-asian="normal" style:font-weight-complex="normal"/>
    </style:style>
    <style:style style:name="T50" style:family="text">
      <style:text-properties fo:font-weight="normal" officeooo:rsid="002d94ca" fo:background-color="transparent" loext:char-shading-value="0" style:font-weight-asian="normal" style:font-weight-complex="normal"/>
    </style:style>
    <style:style style:name="T51" style:family="text">
      <style:text-properties fo:font-weight="normal" officeooo:rsid="0031268a" fo:background-color="transparent" loext:char-shading-value="0" style:font-weight-asian="normal" style:font-weight-complex="normal"/>
    </style:style>
    <style:style style:name="T52" style:family="text">
      <style:text-properties fo:font-weight="normal" officeooo:rsid="00314d92" fo:background-color="transparent" loext:char-shading-value="0" style:font-weight-asian="normal" style:font-weight-complex="normal"/>
    </style:style>
    <style:style style:name="T53" style:family="text">
      <style:text-properties fo:font-weight="normal" officeooo:rsid="00318667" fo:background-color="transparent" loext:char-shading-value="0" style:font-weight-asian="normal" style:font-weight-complex="normal"/>
    </style:style>
    <style:style style:name="T54" style:family="text">
      <style:text-properties fo:font-weight="normal" officeooo:rsid="003656e3" fo:background-color="transparent" loext:char-shading-value="0" style:font-weight-asian="normal" style:font-weight-complex="normal"/>
    </style:style>
    <style:style style:name="T55" style:family="text">
      <style:text-properties fo:font-weight="normal" officeooo:rsid="0019a593" fo:background-color="transparent" loext:char-shading-value="0" style:font-weight-asian="normal" style:font-weight-complex="normal"/>
    </style:style>
    <style:style style:name="T56" style:family="text">
      <style:text-properties fo:font-weight="normal" officeooo:rsid="0021fca0" fo:background-color="transparent" loext:char-shading-value="0" style:font-weight-asian="normal" style:font-weight-complex="normal"/>
    </style:style>
    <style:style style:name="T57" style:family="text">
      <style:text-properties fo:font-weight="normal" officeooo:rsid="001d6ede" fo:background-color="transparent" loext:char-shading-value="0" style:font-weight-asian="normal" style:font-weight-complex="normal"/>
    </style:style>
    <style:style style:name="T58" style:family="text">
      <style:text-properties fo:font-weight="normal" officeooo:rsid="001ed799" fo:background-color="transparent" loext:char-shading-value="0" style:font-weight-asian="normal" style:font-weight-complex="normal"/>
    </style:style>
    <style:style style:name="T59" style:family="text">
      <style:text-properties fo:font-weight="normal" officeooo:rsid="00446edc" fo:background-color="transparent" loext:char-shading-value="0" style:font-weight-asian="normal" style:font-weight-complex="normal"/>
    </style:style>
    <style:style style:name="T60" style:family="text">
      <style:text-properties fo:font-weight="normal" officeooo:rsid="00289636" fo:background-color="transparent" loext:char-shading-value="0" style:font-weight-asian="normal" style:font-weight-complex="normal"/>
    </style:style>
    <style:style style:name="T61" style:family="text">
      <style:text-properties fo:font-weight="normal" officeooo:rsid="001afa86" fo:background-color="transparent" loext:char-shading-value="0" style:font-weight-asian="normal" style:font-weight-complex="normal"/>
    </style:style>
    <style:style style:name="T62" style:family="text">
      <style:text-properties fo:font-weight="normal" officeooo:rsid="0045c878" fo:background-color="transparent" loext:char-shading-value="0" style:font-weight-asian="normal" style:font-weight-complex="normal"/>
    </style:style>
    <style:style style:name="T63" style:family="text">
      <style:text-properties fo:font-weight="normal" officeooo:rsid="005bb338" fo:background-color="transparent" loext:char-shading-value="0" style:font-weight-asian="normal" style:font-weight-complex="normal"/>
    </style:style>
    <style:style style:name="T64" style:family="text">
      <style:text-properties fo:font-weight="normal" officeooo:rsid="0061558f" fo:background-color="transparent" loext:char-shading-value="0" style:font-weight-asian="normal" style:font-weight-complex="normal"/>
    </style:style>
    <style:style style:name="T65" style:family="text">
      <style:text-properties fo:font-weight="normal" officeooo:rsid="0066687f" fo:background-color="transparent" loext:char-shading-value="0" style:font-weight-asian="normal" style:font-weight-complex="normal"/>
    </style:style>
    <style:style style:name="T66" style:family="text">
      <style:text-properties fo:font-weight="normal" fo:background-color="#00ffff" loext:char-shading-value="0" style:font-weight-asian="normal" style:font-weight-complex="normal"/>
    </style:style>
    <style:style style:name="T67" style:family="text">
      <style:text-properties fo:font-weight="normal" officeooo:rsid="0019a593" fo:background-color="#00ffff" loext:char-shading-value="0" style:font-weight-asian="normal" style:font-weight-complex="normal"/>
    </style:style>
    <style:style style:name="T68" style:family="text">
      <style:text-properties fo:font-weight="normal" officeooo:rsid="007d8543" fo:background-color="#00ffff" loext:char-shading-value="0" style:font-weight-asian="normal" style:font-weight-complex="normal"/>
    </style:style>
    <style:style style:name="T69" style:family="text">
      <style:text-properties fo:font-weight="normal" style:font-weight-asian="normal" style:font-weight-complex="normal"/>
    </style:style>
    <style:style style:name="T70" style:family="text">
      <style:text-properties fo:font-weight="normal" officeooo:rsid="0128d612" style:font-weight-asian="normal" style:font-weight-complex="normal"/>
    </style:style>
    <style:style style:name="T71" style:family="text">
      <style:text-properties fo:font-weight="normal" officeooo:rsid="0129ae08" style:font-weight-asian="normal" style:font-weight-complex="normal"/>
    </style:style>
    <style:style style:name="T72" style:family="text">
      <style:text-properties fo:font-weight="normal" officeooo:rsid="0129e675" style:font-weight-asian="normal" style:font-weight-complex="normal"/>
    </style:style>
    <style:style style:name="T73" style:family="text">
      <style:text-properties fo:font-weight="normal" officeooo:rsid="012a895c" style:font-weight-asian="normal" style:font-weight-complex="normal"/>
    </style:style>
    <style:style style:name="T74" style:family="text">
      <style:text-properties fo:font-weight="normal" officeooo:rsid="012b8e13" style:font-weight-asian="normal" style:font-weight-complex="normal"/>
    </style:style>
    <style:style style:name="T75" style:family="text">
      <style:text-properties fo:font-weight="normal" officeooo:rsid="012e536e" style:font-weight-asian="normal" style:font-weight-complex="normal"/>
    </style:style>
    <style:style style:name="T76" style:family="text">
      <style:text-properties fo:font-weight="normal" officeooo:rsid="01303f13" style:font-weight-asian="normal" style:font-weight-complex="normal"/>
    </style:style>
    <style:style style:name="T77" style:family="text">
      <style:text-properties fo:font-weight="normal" officeooo:rsid="0136b827" style:font-weight-asian="normal" style:font-weight-complex="normal"/>
    </style:style>
    <style:style style:name="T78" style:family="text">
      <style:text-properties fo:font-weight="normal" officeooo:rsid="0138787c" style:font-weight-asian="normal" style:font-weight-complex="normal"/>
    </style:style>
    <style:style style:name="T79" style:family="text">
      <style:text-properties fo:font-weight="normal" officeooo:rsid="0139092b" style:font-weight-asian="normal" style:font-weight-complex="normal"/>
    </style:style>
    <style:style style:name="T80" style:family="text">
      <style:text-properties fo:font-weight="normal" officeooo:rsid="01398092" style:font-weight-asian="normal" style:font-weight-complex="normal"/>
    </style:style>
    <style:style style:name="T81" style:family="text">
      <style:text-properties fo:font-weight="normal" officeooo:rsid="013d274f" style:font-weight-asian="normal" style:font-weight-complex="normal"/>
    </style:style>
    <style:style style:name="T82" style:family="text">
      <style:text-properties fo:font-weight="normal" fo:background-color="#fff200" loext:char-shading-value="0" style:font-weight-asian="normal" style:font-weight-complex="normal"/>
    </style:style>
    <style:style style:name="T83" style:family="text">
      <style:text-properties fo:font-weight="normal" officeooo:rsid="0136398b" fo:background-color="#fff200" loext:char-shading-value="0" style:font-weight-asian="normal" style:font-weight-complex="normal"/>
    </style:style>
    <style:style style:name="T84" style:family="text">
      <style:text-properties fo:font-weight="normal" officeooo:rsid="0136b827" fo:background-color="#fff200" loext:char-shading-value="0" style:font-weight-asian="normal" style:font-weight-complex="normal"/>
    </style:style>
    <style:style style:name="T85" style:family="text">
      <style:text-properties fo:font-weight="normal" officeooo:rsid="0138787c" fo:background-color="#fff200" loext:char-shading-value="0" style:font-weight-asian="normal" style:font-weight-complex="normal"/>
    </style:style>
    <style:style style:name="T86" style:family="text">
      <style:text-properties fo:font-weight="normal" officeooo:rsid="0139092b" fo:background-color="#fff200" loext:char-shading-value="0" style:font-weight-asian="normal" style:font-weight-complex="normal"/>
    </style:style>
    <style:style style:name="T87" style:family="text">
      <style:text-properties officeooo:rsid="00446edc"/>
    </style:style>
    <style:style style:name="T88" style:family="text">
      <style:text-properties officeooo:rsid="004528a9"/>
    </style:style>
    <style:style style:name="T89" style:family="text">
      <style:text-properties fo:font-variant="normal" fo:text-transform="none" fo:color="#000000" style:font-name="Liberation Serif" fo:font-size="12pt" fo:letter-spacing="normal" fo:font-style="normal" fo:font-weight="normal" officeooo:rsid="0061558f" fo:background-color="transparent" loext:char-shading-value="0" style:font-size-asian="12pt" style:font-weight-asian="normal" style:font-size-complex="12pt" style:font-weight-complex="normal"/>
    </style:style>
    <style:style style:name="T90" style:family="text">
      <style:text-properties fo:font-variant="normal" fo:text-transform="none" fo:color="#000000" style:font-name="Liberation Serif" fo:font-size="12pt" fo:letter-spacing="normal" fo:font-style="normal" fo:font-weight="normal" officeooo:rsid="006b1a2c" fo:background-color="transparent" loext:char-shading-value="0" style:font-size-asian="12pt" style:font-weight-asian="normal" style:font-size-complex="12pt" style:font-weight-complex="normal"/>
    </style:style>
    <style:style style:name="T91" style:family="text">
      <style:text-properties fo:font-variant="normal" fo:text-transform="none" fo:color="#000000" style:font-name="Liberation Serif" fo:font-size="12pt" fo:letter-spacing="normal" fo:font-style="normal" fo:font-weight="normal" officeooo:rsid="0069677c" fo:background-color="transparent" loext:char-shading-value="0" style:font-size-asian="12pt" style:font-weight-asian="normal" style:font-size-complex="12pt" style:font-weight-complex="normal"/>
    </style:style>
    <style:style style:name="T92" style:family="text">
      <style:text-properties fo:font-variant="normal" fo:text-transform="none" fo:color="#000000" style:font-name="Liberation Serif" fo:font-size="12pt" fo:letter-spacing="normal" fo:font-style="normal" fo:font-weight="normal" officeooo:rsid="006bd602" fo:background-color="transparent" loext:char-shading-value="0" style:font-size-asian="12pt" style:font-weight-asian="normal" style:font-size-complex="12pt" style:font-weight-complex="normal"/>
    </style:style>
    <style:style style:name="T93" style:family="text">
      <style:text-properties fo:font-variant="normal" fo:text-transform="none" fo:color="#000000" style:font-name="Liberation Serif" fo:font-size="12pt" fo:letter-spacing="normal" fo:font-style="normal" fo:font-weight="normal" officeooo:rsid="006bd738" fo:background-color="transparent" loext:char-shading-value="0" style:font-size-asian="12pt" style:font-weight-asian="normal" style:font-size-complex="12pt" style:font-weight-complex="normal"/>
    </style:style>
    <style:style style:name="T94" style:family="text">
      <style:text-properties fo:font-variant="normal" fo:text-transform="none" fo:color="#000000" style:font-name="Liberation Serif" fo:font-size="12pt" fo:letter-spacing="normal" fo:font-style="normal" fo:font-weight="normal" officeooo:rsid="006d7019" fo:background-color="transparent" loext:char-shading-value="0" style:font-size-asian="12pt" style:font-weight-asian="normal" style:font-size-complex="12pt" style:font-weight-complex="normal"/>
    </style:style>
    <style:style style:name="T95" style:family="text">
      <style:text-properties fo:font-variant="normal" fo:text-transform="none" fo:color="#000000" style:font-name="Liberation Serif" fo:font-size="12pt" fo:letter-spacing="normal" fo:font-style="normal" fo:font-weight="normal" officeooo:rsid="006da047" fo:background-color="transparent" loext:char-shading-value="0" style:font-size-asian="12pt" style:font-weight-asian="normal" style:font-size-complex="12pt" style:font-weight-complex="normal"/>
    </style:style>
    <style:style style:name="T96" style:family="text">
      <style:text-properties fo:font-variant="normal" fo:text-transform="none" fo:color="#000000" style:font-name="Liberation Serif" fo:font-size="12pt" fo:letter-spacing="normal" fo:font-style="normal" fo:font-weight="normal" officeooo:rsid="006e6815" fo:background-color="transparent" loext:char-shading-value="0" style:font-size-asian="12pt" style:font-weight-asian="normal" style:font-size-complex="12pt" style:font-weight-complex="normal"/>
    </style:style>
    <style:style style:name="T97" style:family="text">
      <style:text-properties fo:font-variant="normal" fo:text-transform="none" fo:color="#000000" style:font-name="Liberation Serif" fo:font-size="12pt" fo:letter-spacing="normal" fo:font-style="normal" fo:font-weight="normal" officeooo:rsid="00708d34" fo:background-color="transparent" loext:char-shading-value="0" style:font-size-asian="12pt" style:font-weight-asian="normal" style:font-size-complex="12pt" style:font-weight-complex="normal"/>
    </style:style>
    <style:style style:name="T98" style:family="text">
      <style:text-properties fo:font-variant="normal" fo:text-transform="none" fo:color="#000000" style:font-name="Liberation Serif" fo:font-size="12pt" fo:letter-spacing="normal" fo:font-style="normal" fo:font-weight="normal" officeooo:rsid="00721199" fo:background-color="transparent" loext:char-shading-value="0" style:font-size-asian="12pt" style:font-weight-asian="normal" style:font-size-complex="12pt" style:font-weight-complex="normal"/>
    </style:style>
    <style:style style:name="T99" style:family="text">
      <style:text-properties fo:font-variant="normal" fo:text-transform="none" fo:color="#000000" style:font-name="Liberation Serif" fo:font-size="12pt" fo:letter-spacing="normal" fo:font-style="normal" fo:font-weight="normal" officeooo:rsid="0076ed1c" fo:background-color="transparent" loext:char-shading-value="0" style:font-size-asian="12pt" style:font-weight-asian="normal" style:font-size-complex="12pt" style:font-weight-complex="normal"/>
    </style:style>
    <style:style style:name="T100" style:family="text">
      <style:text-properties fo:font-variant="normal" fo:text-transform="none" fo:color="#000000" style:font-name="Liberation Serif" fo:font-size="12pt" fo:letter-spacing="normal" fo:font-style="normal" fo:font-weight="normal" officeooo:rsid="007a4446" fo:background-color="transparent" loext:char-shading-value="0" style:font-size-asian="12pt" style:font-weight-asian="normal" style:font-size-complex="12pt" style:font-weight-complex="normal"/>
    </style:style>
    <style:style style:name="T101" style:family="text">
      <style:text-properties fo:font-variant="normal" fo:text-transform="none" fo:color="#000000" style:font-name="Liberation Serif" fo:font-size="12pt" fo:letter-spacing="normal" fo:font-style="normal" fo:font-weight="normal" officeooo:rsid="007b0eec" fo:background-color="transparent" loext:char-shading-value="0" style:font-size-asian="12pt" style:font-weight-asian="normal" style:font-size-complex="12pt" style:font-weight-complex="normal"/>
    </style:style>
    <style:style style:name="T102" style:family="text">
      <style:text-properties fo:font-variant="normal" fo:text-transform="none" fo:color="#000000" style:font-name="Liberation Serif" fo:font-size="12pt" fo:letter-spacing="normal" fo:font-style="normal" fo:font-weight="normal" officeooo:rsid="007feb9f" fo:background-color="transparent" loext:char-shading-value="0" style:font-size-asian="12pt" style:font-weight-asian="normal" style:font-size-complex="12pt" style:font-weight-complex="normal"/>
    </style:style>
    <style:style style:name="T103" style:family="text">
      <style:text-properties fo:font-variant="normal" fo:text-transform="none" fo:color="#000000" style:font-name="Liberation Serif" fo:font-size="12pt" fo:letter-spacing="normal" fo:font-style="normal" fo:font-weight="normal" officeooo:rsid="00902c35" fo:background-color="transparent" loext:char-shading-value="0" style:font-size-asian="12pt" style:font-weight-asian="normal" style:font-size-complex="12pt" style:font-weight-complex="normal"/>
    </style:style>
    <style:style style:name="T104" style:family="text">
      <style:text-properties fo:font-variant="normal" fo:text-transform="none" fo:color="#000000" style:font-name="Liberation Serif" fo:font-size="12pt" fo:letter-spacing="normal" fo:font-style="normal" fo:font-weight="normal" officeooo:rsid="00c0caf4" fo:background-color="transparent" loext:char-shading-value="0" style:font-size-asian="12pt" style:font-weight-asian="normal" style:font-size-complex="12pt" style:font-weight-complex="normal"/>
    </style:style>
    <style:style style:name="T105" style:family="text">
      <style:text-properties fo:font-variant="normal" fo:text-transform="none" fo:color="#000000" style:font-name="Liberation Serif" fo:font-size="12pt" fo:letter-spacing="normal" fo:font-style="normal" fo:font-weight="normal" officeooo:rsid="00c4322d" fo:background-color="transparent" loext:char-shading-value="0" style:font-size-asian="12pt" style:font-weight-asian="normal" style:font-size-complex="12pt" style:font-weight-complex="normal"/>
    </style:style>
    <style:style style:name="T106" style:family="text">
      <style:text-properties fo:font-variant="normal" fo:text-transform="none" fo:color="#000000" style:font-name="Liberation Serif" fo:font-size="12pt" fo:letter-spacing="normal" fo:font-style="normal" fo:font-weight="normal" officeooo:rsid="00d3f3de" fo:background-color="transparent" loext:char-shading-value="0" style:font-size-asian="12pt" style:font-weight-asian="normal" style:font-size-complex="12pt" style:font-weight-complex="normal"/>
    </style:style>
    <style:style style:name="T107" style:family="text">
      <style:text-properties fo:font-variant="normal" fo:text-transform="none" fo:color="#000000" style:font-name="Liberation Serif" fo:font-size="12pt" fo:letter-spacing="normal"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08" style:family="text">
      <style:text-properties fo:font-variant="normal" fo:text-transform="none" fo:color="#000000" style:font-name="Liberation Serif" fo:font-size="12pt" fo:letter-spacing="normal" fo:font-style="normal" fo:font-weight="normal" officeooo:rsid="0061558f" fo:background-color="transparent" loext:char-shading-value="0" style:font-size-asian="12pt" style:font-style-asian="normal" style:font-weight-asian="normal" style:font-size-complex="12pt" style:font-style-complex="normal" style:font-weight-complex="normal"/>
    </style:style>
    <style:style style:name="T109" style:family="text">
      <style:text-properties fo:font-variant="normal" fo:text-transform="none" fo:color="#000000" style:font-name="Liberation Serif" fo:font-size="12pt" fo:letter-spacing="normal" fo:font-style="normal" fo:font-weight="normal" officeooo:rsid="006b1a2c" fo:background-color="#fff200" loext:char-shading-value="0" style:font-size-asian="12pt" style:font-weight-asian="normal" style:font-size-complex="12pt" style:font-weight-complex="normal"/>
    </style:style>
    <style:style style:name="T110" style:family="text">
      <style:text-properties fo:font-variant="normal" fo:text-transform="none" fo:color="#000000" style:font-name="Liberation Serif" fo:font-size="12pt" fo:letter-spacing="normal" fo:font-style="normal" fo:font-weight="normal" officeooo:rsid="006bd602" fo:background-color="#fff200" loext:char-shading-value="0" style:font-size-asian="12pt" style:font-weight-asian="normal" style:font-size-complex="12pt" style:font-weight-complex="normal"/>
    </style:style>
    <style:style style:name="T111" style:family="text">
      <style:text-properties fo:font-variant="normal" fo:text-transform="none" fo:color="#000000" style:font-name="Liberation Serif" fo:font-size="12pt" fo:letter-spacing="normal" fo:font-style="normal" fo:font-weight="normal" officeooo:rsid="006da047" fo:background-color="#ffff00" loext:char-shading-value="0" style:font-size-asian="12pt" style:font-weight-asian="normal" style:font-size-complex="12pt" style:font-weight-complex="normal"/>
    </style:style>
    <style:style style:name="T112" style:family="text">
      <style:text-properties fo:font-variant="normal" fo:text-transform="none" fo:color="#000000" style:font-name="Liberation Serif" fo:font-size="12pt" fo:letter-spacing="normal" fo:font-style="normal" fo:font-weight="normal" officeooo:rsid="006f86a9" fo:background-color="#ffff00" loext:char-shading-value="0" style:font-size-asian="12pt" style:font-weight-asian="normal" style:font-size-complex="12pt" style:font-weight-complex="normal"/>
    </style:style>
    <style:style style:name="T113" style:family="text">
      <style:text-properties fo:font-variant="normal" fo:text-transform="none" fo:color="#000000" style:font-name="Liberation Serif" fo:font-size="12pt" fo:letter-spacing="normal" fo:font-style="normal" fo:font-weight="normal" officeooo:rsid="0076ed1c" fo:background-color="#ffff00" loext:char-shading-value="0" style:font-size-asian="12pt" style:font-weight-asian="normal" style:font-size-complex="12pt" style:font-weight-complex="normal"/>
    </style:style>
    <style:style style:name="T114" style:family="text">
      <style:text-properties fo:font-variant="normal" fo:text-transform="none" fo:color="#000000" style:font-name="Liberation Serif" fo:font-size="12pt" fo:letter-spacing="normal" fo:font-style="normal" fo:font-weight="normal" officeooo:rsid="0076ed1c" fo:background-color="#00ffff" loext:char-shading-value="0" style:font-size-asian="12pt" style:font-weight-asian="normal" style:font-size-complex="12pt" style:font-weight-complex="normal"/>
    </style:style>
    <style:style style:name="T115" style:family="text">
      <style:text-properties fo:font-variant="normal" fo:text-transform="none" fo:color="#000000" style:font-name="Liberation Serif" fo:font-size="12pt" fo:letter-spacing="normal" fo:font-style="normal" officeooo:rsid="001730c3" style:font-size-asian="12pt" style:font-size-complex="12pt"/>
    </style:style>
    <style:style style:name="T116" style:family="text">
      <style:text-properties fo:font-variant="normal" fo:text-transform="none" fo:color="#000000" style:font-name="Liberation Serif" fo:font-size="12pt" fo:letter-spacing="normal" fo:font-style="normal" officeooo:rsid="010bc7ff" style:font-size-asian="12pt" style:font-size-complex="12pt"/>
    </style:style>
    <style:style style:name="T117" style:family="text">
      <style:text-properties fo:font-variant="normal" fo:text-transform="none" fo:color="#000000" style:font-name="Liberation Serif" fo:font-size="12pt" fo:letter-spacing="normal" fo:font-style="normal" officeooo:rsid="0111c4af" style:font-size-asian="12pt" style:font-size-complex="12pt"/>
    </style:style>
    <style:style style:name="T118" style:family="text">
      <style:text-properties fo:font-variant="normal" fo:text-transform="none" fo:color="#000000" style:font-name="Liberation Serif" fo:font-size="12pt" fo:letter-spacing="normal" fo:font-style="normal" officeooo:rsid="0112a6ab" style:font-size-asian="12pt" style:font-size-complex="12pt"/>
    </style:style>
    <style:style style:name="T119" style:family="text">
      <style:text-properties fo:font-variant="normal" fo:text-transform="none" fo:color="#000000" style:font-name="Liberation Serif" fo:font-size="12pt" fo:letter-spacing="normal" fo:font-style="normal" officeooo:rsid="01191b8d" style:font-size-asian="12pt" style:font-size-complex="12pt"/>
    </style:style>
    <style:style style:name="T120" style:family="text">
      <style:text-properties fo:color="#000000" style:font-name="Liberation Serif" fo:font-size="12pt" fo:letter-spacing="normal"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21" style:family="text">
      <style:text-properties fo:color="#000000" style:font-name="Liberation Serif" fo:font-size="12pt" fo:letter-spacing="normal" fo:font-style="normal" fo:font-weight="normal" officeooo:rsid="0073aca8" fo:background-color="transparent" loext:char-shading-value="0" style:font-size-asian="12pt" style:font-style-asian="normal" style:font-weight-asian="normal" style:font-size-complex="12pt" style:font-style-complex="normal" style:font-weight-complex="normal"/>
    </style:style>
    <style:style style:name="T122" style:family="text">
      <style:text-properties style:font-name="Liberation Serif" fo:font-size="12pt" fo:font-weight="normal" officeooo:rsid="004a6634" fo:background-color="transparent" loext:char-shading-value="0" style:font-size-asian="12pt" style:font-weight-asian="normal" style:font-size-complex="12pt" style:font-weight-complex="normal"/>
    </style:style>
    <style:style style:name="T123" style:family="text">
      <style:text-properties style:font-name="Liberation Serif" fo:font-size="12pt" fo:font-weight="normal" officeooo:rsid="005ead0b" fo:background-color="transparent" loext:char-shading-value="0" style:font-size-asian="12pt" style:font-weight-asian="normal" style:font-size-complex="12pt" style:font-weight-complex="normal"/>
    </style:style>
    <style:style style:name="T124" style:family="text">
      <style:text-properties style:font-name="Liberation Serif" fo:font-size="12pt" fo:font-weight="normal" officeooo:rsid="005d8b9f" fo:background-color="transparent" loext:char-shading-value="0" style:font-size-asian="12pt" style:font-weight-asian="normal" style:font-size-complex="12pt" style:font-weight-complex="normal"/>
    </style:style>
    <style:style style:name="T125" style:family="text">
      <style:text-properties style:font-name="Liberation Serif" fo:font-size="12pt" fo:font-weight="normal" officeooo:rsid="005cad84" fo:background-color="transparent" loext:char-shading-value="0" style:font-size-asian="12pt" style:font-weight-asian="normal" style:font-size-complex="12pt" style:font-weight-complex="normal"/>
    </style:style>
    <style:style style:name="T126" style:family="text">
      <style:text-properties style:font-name="Liberation Serif" fo:font-size="12pt" fo:font-weight="normal" officeooo:rsid="00609fec" fo:background-color="transparent" loext:char-shading-value="0" style:font-size-asian="12pt" style:font-weight-asian="normal" style:font-size-complex="12pt" style:font-weight-complex="normal"/>
    </style:style>
    <style:style style:name="T127" style:family="text">
      <style:text-properties style:font-name="Liberation Serif" fo:font-size="12pt" fo:font-weight="normal" officeooo:rsid="005f3a38" fo:background-color="transparent" loext:char-shading-value="0" style:font-size-asian="12pt" style:font-weight-asian="normal" style:font-size-complex="12pt" style:font-weight-complex="normal"/>
    </style:style>
    <style:style style:name="T128" style:family="text">
      <style:text-properties style:font-name="Liberation Serif" fo:font-size="12pt" fo:font-weight="normal" officeooo:rsid="0061558f" fo:background-color="transparent" loext:char-shading-value="0" style:font-size-asian="12pt" style:font-weight-asian="normal" style:font-size-complex="12pt" style:font-weight-complex="normal"/>
    </style:style>
    <style:style style:name="T129" style:family="text">
      <style:text-properties style:font-name="Liberation Serif" fo:font-size="12pt" fo:font-weight="normal" officeooo:rsid="0061a356" fo:background-color="transparent" loext:char-shading-value="0" style:font-size-asian="12pt" style:font-weight-asian="normal" style:font-size-complex="12pt" style:font-weight-complex="normal"/>
    </style:style>
    <style:style style:name="T130" style:family="text">
      <style:text-properties style:font-name="Liberation Serif" fo:font-size="12pt" fo:font-weight="normal" officeooo:rsid="00662fa6" fo:background-color="transparent" loext:char-shading-value="0" style:font-size-asian="12pt" style:font-weight-asian="normal" style:font-size-complex="12pt" style:font-weight-complex="normal"/>
    </style:style>
    <style:style style:name="T131" style:family="text">
      <style:text-properties style:font-name="Liberation Serif" fo:font-size="12pt" fo:font-weight="normal" officeooo:rsid="0067da8b" fo:background-color="transparent" loext:char-shading-value="0" style:font-size-asian="12pt" style:font-weight-asian="normal" style:font-size-complex="12pt" style:font-weight-complex="normal"/>
    </style:style>
    <style:style style:name="T132" style:family="text">
      <style:text-properties style:font-name="Liberation Serif" fo:font-size="12pt" fo:font-weight="normal" officeooo:rsid="0069677c" fo:background-color="transparent" loext:char-shading-value="0" style:font-size-asian="12pt" style:font-weight-asian="normal" style:font-size-complex="12pt" style:font-weight-complex="normal"/>
    </style:style>
    <style:style style:name="T133" style:family="text">
      <style:text-properties style:font-name="Liberation Serif" fo:font-size="12pt" fo:font-weight="normal" officeooo:rsid="00609fec" fo:background-color="#fff200" loext:char-shading-value="0" style:font-size-asian="12pt" style:font-weight-asian="normal" style:font-size-complex="12pt" style:font-weight-complex="normal"/>
    </style:style>
    <style:style style:name="T134" style:family="text">
      <style:text-properties style:font-name="Liberation Serif" fo:font-size="12pt" fo:font-weight="normal" officeooo:rsid="00ee43cd" style:font-size-asian="12pt" style:font-weight-asian="normal" style:font-size-complex="12pt" style:font-weight-complex="normal"/>
    </style:style>
    <style:style style:name="T135" style:family="text">
      <style:text-properties style:font-name="Liberation Serif" fo:font-size="12pt" fo:font-weight="normal" officeooo:rsid="011aacc5" style:font-size-asian="12pt" style:font-weight-asian="normal" style:font-size-complex="12pt" style:font-weight-complex="normal"/>
    </style:style>
    <style:style style:name="T136" style:family="text">
      <style:text-properties style:font-name="Liberation Serif" fo:font-size="12pt" fo:font-weight="normal" officeooo:rsid="011aacc5" fo:background-color="#ffff00" loext:char-shading-value="0" style:font-size-asian="12pt" style:font-weight-asian="normal" style:font-size-complex="12pt" style:font-weight-complex="normal"/>
    </style:style>
    <style:style style:name="T137" style:family="text">
      <style:text-properties style:font-name="Liberation Serif" fo:font-size="12pt" fo:font-style="normal" fo:font-weight="normal" officeooo:rsid="0061558f" fo:background-color="transparent" loext:char-shading-value="0" style:font-size-asian="12pt" style:font-style-asian="normal" style:font-weight-asian="normal" style:font-size-complex="12pt" style:font-style-complex="normal" style:font-weight-complex="normal"/>
    </style:style>
    <style:style style:name="T138" style:family="text">
      <style:text-properties style:font-name="Liberation Serif" fo:font-size="12pt"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39" style:family="text">
      <style:text-properties style:font-name="Liberation Serif" fo:font-size="12pt" officeooo:rsid="010aea19" style:font-size-asian="12pt" style:font-size-complex="12pt"/>
    </style:style>
    <style:style style:name="T140" style:family="text">
      <style:text-properties style:font-name="Liberation Serif" fo:font-size="12pt" officeooo:rsid="010ccb77" style:font-size-asian="12pt" style:font-size-complex="12pt"/>
    </style:style>
    <style:style style:name="T141" style:family="text">
      <style:text-properties style:font-name="Liberation Serif" fo:font-size="12pt" officeooo:rsid="0112a6ab" style:font-size-asian="12pt" style:font-size-complex="12pt"/>
    </style:style>
    <style:style style:name="T142" style:family="text">
      <style:text-properties style:font-name="Liberation Serif" fo:font-size="12pt" officeooo:rsid="01191b8d" style:font-size-asian="12pt" style:font-size-complex="12pt"/>
    </style:style>
    <style:style style:name="T143" style:family="text">
      <style:text-properties style:font-name="Liberation Serif" fo:font-size="12pt" officeooo:rsid="011aacc5" style:font-size-asian="12pt" style:font-size-complex="12pt"/>
    </style:style>
    <style:style style:name="T144" style:family="text">
      <style:text-properties style:font-name="Liberation Serif" fo:font-size="12pt" officeooo:rsid="00ee43cd" style:font-size-asian="12pt" style:font-size-complex="12pt"/>
    </style:style>
    <style:style style:name="T145" style:family="text">
      <style:text-properties style:font-name="Liberation Serif" fo:font-size="12pt" officeooo:rsid="011d8b98" style:font-size-asian="12pt" style:font-size-complex="12pt"/>
    </style:style>
    <style:style style:name="T146" style:family="text">
      <style:text-properties style:font-name="Liberation Serif" fo:font-size="12pt" officeooo:rsid="0133fe85" style:font-size-asian="12pt" style:font-size-complex="12pt"/>
    </style:style>
    <style:style style:name="T147" style:family="text">
      <style:text-properties style:font-name="Liberation Serif" fo:font-size="12pt" officeooo:rsid="0135d76a" style:font-size-asian="12pt" style:font-size-complex="12pt"/>
    </style:style>
    <style:style style:name="T148" style:family="text">
      <style:text-properties style:font-name="Liberation Serif" fo:font-size="12pt" officeooo:rsid="010aea19" fo:background-color="#ffff00" loext:char-shading-value="0" style:font-size-asian="12pt" style:font-size-complex="12pt"/>
    </style:style>
    <style:style style:name="T149" style:family="text">
      <style:text-properties style:font-name="Liberation Serif" fo:font-size="12pt" officeooo:rsid="011aacc5" fo:background-color="#ffff00" loext:char-shading-value="0" style:font-size-asian="12pt" style:font-size-complex="12pt"/>
    </style:style>
    <style:style style:name="T150" style:family="text">
      <style:text-properties style:font-name="Liberation Serif" fo:font-size="12pt" officeooo:rsid="0133fe85" fo:background-color="#7cfc00" loext:char-shading-value="0" style:font-size-asian="12pt" style:font-size-complex="12pt"/>
    </style:style>
    <style:style style:name="T151" style:family="text">
      <style:text-properties officeooo:rsid="008058e2"/>
    </style:style>
    <style:style style:name="T152" style:family="text">
      <style:text-properties officeooo:rsid="0084e239"/>
    </style:style>
    <style:style style:name="T153" style:family="text">
      <style:text-properties fo:background-color="#00ffff" loext:char-shading-value="0"/>
    </style:style>
    <style:style style:name="T154" style:family="text">
      <style:text-properties officeooo:rsid="009cf1e6" fo:background-color="#00ffff" loext:char-shading-value="0"/>
    </style:style>
    <style:style style:name="T155" style:family="text">
      <style:text-properties officeooo:rsid="00f48ad8" fo:background-color="#00ffff" loext:char-shading-value="0"/>
    </style:style>
    <style:style style:name="T156" style:family="text">
      <style:text-properties officeooo:rsid="0171087d" fo:background-color="#00ffff" loext:char-shading-value="0"/>
    </style:style>
    <style:style style:name="T157" style:family="text">
      <style:text-properties officeooo:rsid="00a3c90f"/>
    </style:style>
    <style:style style:name="T158" style:family="text">
      <style:text-properties fo:background-color="transparent" loext:char-shading-value="0"/>
    </style:style>
    <style:style style:name="T159" style:family="text">
      <style:text-properties officeooo:rsid="00a3c90f" fo:background-color="transparent" loext:char-shading-value="0"/>
    </style:style>
    <style:style style:name="T160" style:family="text">
      <style:text-properties officeooo:rsid="00a4cc34" fo:background-color="transparent" loext:char-shading-value="0"/>
    </style:style>
    <style:style style:name="T161" style:family="text">
      <style:text-properties officeooo:rsid="00c980b6" fo:background-color="transparent" loext:char-shading-value="0"/>
    </style:style>
    <style:style style:name="T162" style:family="text">
      <style:text-properties officeooo:rsid="00cb3c7e" fo:background-color="transparent" loext:char-shading-value="0"/>
    </style:style>
    <style:style style:name="T163" style:family="text">
      <style:text-properties officeooo:rsid="00cd3b87" fo:background-color="transparent" loext:char-shading-value="0"/>
    </style:style>
    <style:style style:name="T164" style:family="text">
      <style:text-properties officeooo:rsid="00f48ad8" fo:background-color="transparent" loext:char-shading-value="0"/>
    </style:style>
    <style:style style:name="T165" style:family="text">
      <style:text-properties officeooo:rsid="00d681c3"/>
    </style:style>
    <style:style style:name="T166" style:family="text">
      <style:text-properties officeooo:rsid="00f48ad8" fo:background-color="#fff200" loext:char-shading-value="0"/>
    </style:style>
    <style:style style:name="T167" style:family="text">
      <style:text-properties officeooo:rsid="010208f7" fo:background-color="#fff200" loext:char-shading-value="0"/>
    </style:style>
    <style:style style:name="T168" style:family="text">
      <style:text-properties officeooo:rsid="017b5ff9" fo:background-color="#fff200" loext:char-shading-value="0"/>
    </style:style>
    <style:style style:name="T169" style:family="text">
      <style:text-properties officeooo:rsid="018fefe0" fo:background-color="#fff200" loext:char-shading-value="0"/>
    </style:style>
    <style:style style:name="T170" style:family="text">
      <style:text-properties officeooo:rsid="00d79d01"/>
    </style:style>
    <style:style style:name="T171" style:family="text">
      <style:text-properties officeooo:rsid="00e34ee1"/>
    </style:style>
    <style:style style:name="T172" style:family="text">
      <style:text-properties officeooo:rsid="00ee43cd"/>
    </style:style>
    <style:style style:name="T173" style:family="text">
      <style:text-properties officeooo:rsid="00f7cd3b"/>
    </style:style>
    <style:style style:name="T174" style:family="text">
      <style:text-properties officeooo:rsid="010208f7"/>
    </style:style>
    <style:style style:name="T175" style:family="text">
      <style:text-properties officeooo:rsid="01070005"/>
    </style:style>
    <style:style style:name="T176" style:family="text">
      <style:text-properties officeooo:rsid="010892e8"/>
    </style:style>
    <style:style style:name="T177" style:family="text">
      <style:text-properties officeooo:rsid="010aea19"/>
    </style:style>
    <style:style style:name="T178" style:family="text">
      <style:text-properties officeooo:rsid="01174508"/>
    </style:style>
    <style:style style:name="T179" style:family="text">
      <style:text-properties officeooo:rsid="011d8b98"/>
    </style:style>
    <style:style style:name="T180" style:family="text">
      <style:text-properties officeooo:rsid="011effa2"/>
    </style:style>
    <style:style style:name="T181" style:family="text">
      <style:text-properties officeooo:rsid="011effa2" fo:background-color="#7cfc00" loext:char-shading-value="0"/>
    </style:style>
    <style:style style:name="T182" style:family="text">
      <style:text-properties officeooo:rsid="015cc9b8" fo:background-color="#7cfc00" loext:char-shading-value="0"/>
    </style:style>
    <style:style style:name="T183" style:family="text">
      <style:text-properties officeooo:rsid="01a2785a" fo:background-color="#7cfc00" loext:char-shading-value="0"/>
    </style:style>
    <style:style style:name="T184" style:family="text">
      <style:text-properties officeooo:rsid="0136398b"/>
    </style:style>
    <style:style style:name="T185" style:family="text">
      <style:text-properties style:text-position="super 58%" fo:font-weight="normal" style:font-weight-asian="normal" style:font-weight-complex="normal"/>
    </style:style>
    <style:style style:name="T186" style:family="text">
      <style:text-properties officeooo:rsid="0136b827"/>
    </style:style>
    <style:style style:name="T187" style:family="text">
      <style:text-properties officeooo:rsid="01444352"/>
    </style:style>
    <style:style style:name="T188" style:family="text">
      <style:text-properties officeooo:rsid="014defdd"/>
    </style:style>
    <style:style style:name="T189" style:family="text">
      <style:text-properties officeooo:rsid="014fd1d4"/>
    </style:style>
    <style:style style:name="T190" style:family="text">
      <style:text-properties fo:font-style="italic" style:font-style-asian="italic" style:font-style-complex="italic"/>
    </style:style>
    <style:style style:name="T191" style:family="text">
      <style:text-properties fo:background-color="#ce181e" loext:char-shading-value="0"/>
    </style:style>
    <style:style style:name="T192" style:family="text">
      <style:text-properties officeooo:rsid="016c1c3e"/>
    </style:style>
    <style:style style:name="T193" style:family="text">
      <style:text-properties officeooo:rsid="0171087d"/>
    </style:style>
    <style:style style:name="T194" style:family="text">
      <style:text-properties officeooo:rsid="0172fc9a" fo:background-color="#ffffff"/>
    </style:style>
    <style:style style:name="T195" style:family="text">
      <style:text-properties officeooo:rsid="0176c586" fo:background-color="#ffffff"/>
    </style:style>
    <style:style style:name="T196" style:family="text">
      <style:text-properties officeooo:rsid="01775b75" fo:background-color="#ffffff"/>
    </style:style>
    <style:style style:name="T197" style:family="text">
      <style:text-properties officeooo:rsid="0178c667" fo:background-color="#ffffff"/>
    </style:style>
    <style:style style:name="T198" style:family="text">
      <style:text-properties officeooo:rsid="01795c4e" fo:background-color="#ffffff"/>
    </style:style>
    <style:style style:name="T199" style:family="text">
      <style:text-properties officeooo:rsid="017a534e" fo:background-color="#ffffff"/>
    </style:style>
    <style:style style:name="T200" style:family="text">
      <style:text-properties officeooo:rsid="017b5ff9" fo:background-color="#ffffff"/>
    </style:style>
    <style:style style:name="T201" style:family="text">
      <style:text-properties officeooo:rsid="017ccfe4" fo:background-color="#ffffff"/>
    </style:style>
    <style:style style:name="T202" style:family="text">
      <style:text-properties officeooo:rsid="015cc9b8"/>
    </style:style>
    <style:style style:name="T203" style:family="text">
      <style:text-properties officeooo:rsid="017f26a7" fo:background-color="#ffffff"/>
    </style:style>
    <style:style style:name="T204" style:family="text">
      <style:text-properties officeooo:rsid="01811457" fo:background-color="#ffffff"/>
    </style:style>
    <style:style style:name="T205" style:family="text">
      <style:text-properties officeooo:rsid="01852f72" fo:background-color="#ffffff"/>
    </style:style>
    <style:style style:name="T206" style:family="text">
      <style:text-properties officeooo:rsid="0185f69e" fo:background-color="#ffffff"/>
    </style:style>
    <style:style style:name="T207" style:family="text">
      <style:text-properties officeooo:rsid="0187ab43"/>
    </style:style>
    <style:style style:name="T208" style:family="text">
      <style:text-properties officeooo:rsid="0188a0c5" fo:background-color="#ffffff"/>
    </style:style>
    <style:style style:name="T209" style:family="text">
      <style:text-properties officeooo:rsid="018a4630" fo:background-color="#ffffff"/>
    </style:style>
    <style:style style:name="T210" style:family="text">
      <style:text-properties officeooo:rsid="018c11eb" fo:background-color="#ffffff"/>
    </style:style>
    <style:style style:name="T211" style:family="text">
      <style:text-properties officeooo:rsid="018cb546" fo:background-color="#ffffff"/>
    </style:style>
    <style:style style:name="T212" style:family="text">
      <style:text-properties officeooo:rsid="018fefe0"/>
    </style:style>
    <style:style style:name="T213" style:family="text">
      <style:text-properties officeooo:rsid="0197fe3a" fo:background-color="#ffffff"/>
    </style:style>
    <style:style style:name="T214" style:family="text">
      <style:text-properties officeooo:rsid="019d1674"/>
    </style:style>
    <style:style style:name="T215" style:family="text">
      <style:text-properties officeooo:rsid="01a06cb2" fo:background-color="#ffffff"/>
    </style:style>
    <style:style style:name="T216" style:family="text">
      <style:text-properties officeooo:rsid="01a2785a"/>
    </style:style>
    <style:style style:name="T217" style:family="text">
      <style:text-properties officeooo:rsid="01a2e43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visión de literatura</text:p>
      <text:p text:style-name="P1"/>
      <text:p text:style-name="P1">Breve historia hacia la selección genómica</text:p>
      <text:p text:style-name="P1"/>
      <text:p text:style-name="P8">La historia de la genética tanto cuantitativa como molecular se remonta a la contribución de muchas personas <text:span text:style-name="T153">(Figura 1.1)</text:span>, hecho que permitió la conexión entre ambas disciplinas y el desarrollo de lo que hoy en día se conoce como selección genómica.</text:p>
      <text:p text:style-name="P8"/>
      <text:p text:style-name="P9">Figura 1.1</text:p>
      <text:p text:style-name="P9"/>
      <text:p text:style-name="P57"><text:span text:style-name="T55">La genética cuantitativa se formo hace más de un siglo en ausencia directa de datos genéticamente observables </text:span><text:span text:style-name="T45">(cita)</text:span><text:span text:style-name="T55">. Esta disciplina se formo gracias a los avances teóricos de Ronald Fisher quien proporcionó una teoría que hizo posible interpretar los descubrimientos de la genética biométrica dentro de los estudios </text:span><text:span text:style-name="T56">d</text:span><text:span text:style-name="T55">e herencia Mendeliana, permitiendo con ello unificar la</text:span><text:span text:style-name="T57">s</text:span><text:span text:style-name="T55"> escuela</text:span><text:span text:style-name="T57">s</text:span><text:span text:style-name="T55"> de pensamiento Mendeliano y biométrico que para ese entonces estaban en constante debate. Dicha teoría, denominada </text:span><text:span text:style-name="T58">como</text:span><text:span text:style-name="T55"> teoría del modelo infinitesimal, sup</text:span><text:span text:style-name="T58">uso</text:span><text:span text:style-name="T55"> que la herencia genética es principalmente aditiva, y que la varianza genética de un carácter esta determinad</text:span><text:span text:style-name="T48">a</text:span><text:span text:style-name="T55"> por un gran número de factores Mendelianos </text:span><text:span text:style-name="T59">(</text:span>hoy <text:span text:style-name="T87">en día conocidos</text:span> <text:span text:style-name="T87">como</text:span> gen<text:span text:style-name="T88">es</text:span><text:span text:style-name="T59">)</text:span><text:span text:style-name="T55">, cada uno de los cuales tiene una pequeña contribución al fenotipo de</text:span><text:span text:style-name="T60">l</text:span><text:span text:style-name="T55"> carácter</text:span><text:span text:style-name="T61"> </text:span><text:span text:style-name="T45">(cita)</text:span><text:span text:style-name="T61">. A partir de este entonces, la genética cuantitativa fue extremadamente productiva a medida que fue adhiriéndose a la teoría del modelo infinitesimal. </text:span></text:p>
      <text:p text:style-name="P14"/>
      <text:p text:style-name="P56"><text:span text:style-name="T49">Se denomina como valor de cría estimado (EBV) al </text:span><text:span text:style-name="T48">efecto genético que </text:span><text:span text:style-name="T49">un individuo</text:span><text:span text:style-name="T48"> puede transmitir </text:span><text:span text:style-name="T50">a su descendencia. Este se puede predecir en función de un modelo que relaciona el fenotipo de una población con la información de pedigrí mediante el uso de</text:span><text:span text:style-name="T49">l</text:span><text:span text:style-name="T50"> mejor predictor lineal insesgado (BLUP) </text:span><text:span text:style-name="T43">(cita)</text:span><text:span text:style-name="T50">. </text:span><text:span text:style-name="T51">Este procedimiento </text:span><text:span text:style-name="T52">fue resultado del esfuerzo de</text:span><text:span text:style-name="T51"> </text:span><text:span text:style-name="T52">Charles Roy Henderson </text:span><text:span text:style-name="T51">quien a</text:span><text:span text:style-name="T48"> </text:span><text:span text:style-name="T63">inicio</text:span><text:span text:style-name="T48"> de la década de 1950 </text:span><text:span text:style-name="T53">contribuy</text:span><text:span text:style-name="T54">ó</text:span><text:span text:style-name="T53"> a su desarrollo </text:span><text:span text:style-name="T44">(cita)</text:span><text:span text:style-name="T53">. A pesar que desde entonces el BLUP fue el método más utilizado para la mejora genética tanto en animales como en plantas, hoy en día se reconoce que dicho procedimiento ignora la base física de la herencia (el ADN), y utiliza una representación conceptual elemental de como la información genética es heredada (esto es, ambos progenitores deben aportar la mitad de </text:span><text:span text:style-name="T62">la</text:span><text:span text:style-name="T53"> información genética a su descendencia)</text:span><text:span text:style-name="T16"> </text:span><text:span text:style-name="T2">(cita)</text:span><text:span text:style-name="T16">.</text:span></text:p>
      <text:p text:style-name="P15"/>
      <text:p text:style-name="P58"><text:span text:style-name="T64">E</text:span><text:span text:style-name="T65">n otro orden de ideas, e</text:span><text:span text:style-name="T122">l rápido desarrollo de la genética molecular a partir de los años 60 permitió comprender mejor los mecanismos de la herencia. </text:span><text:span text:style-name="T123">Esta disciplina permitió,</text:span><text:span text:style-name="T122"> </text:span><text:span text:style-name="T123">a</text:span><text:span text:style-name="T124"> diferencia de</text:span><text:span text:style-name="T125"> la genética </text:span><text:span text:style-name="T123">cuantitativa</text:span><text:span text:style-name="T125">, </text:span><text:span text:style-name="T126">estudiar</text:span><text:span text:style-name="T125"> de forma directa el gen, </text:span><text:span text:style-name="T124">lo que </text:span><text:span text:style-name="T125">facilit</text:span><text:span text:style-name="T131">ó</text:span><text:span text:style-name="T125"> a </text:span><text:span text:style-name="T132">finales</text:span><text:span text:style-name="T125"> de la década de 1970 e inicio de 1980 el descubrimiento </text:span><text:span text:style-name="T124">de </text:span><text:span text:style-name="T127">secuencias variables de ADN con fenotipos fácilmente observables </text:span><text:span text:style-name="T133">(cita)</text:span><text:span text:style-name="T127">. </text:span><text:span text:style-name="T128">Son ejemplo de </text:span><text:span text:style-name="T129">estas</text:span><text:span text:style-name="T128"> secuencias (</text:span><text:span text:style-name="T126">denominadas como marcadores de ADN</text:span><text:span text:style-name="T128">) los microsatélites, </text:span><text:span text:style-name="T130">los p</text:span><text:span text:style-name="T120">olimorfismo</text:span><text:span text:style-name="T121">s</text:span><text:span text:style-name="T120"> en el tamaño de los fragmentos de restricción</text:span><text:span text:style-name="T107"> (RFLP)</text:span><text:span text:style-name="T137"> y los polimorfismos de un sólo nucleótido (SNP), siendo este último </text:span><text:span text:style-name="T138">hoy en día</text:span><text:span text:style-name="T137"> </text:span><text:span text:style-name="T108">el principal marcador utilizado para detectar variac</text:span><text:span text:style-name="T89">iones en el ADN.</text:span></text:p>
      <text:p text:style-name="P63"/>
      <text:p text:style-name="P61"><text:span text:style-name="T89">D</text:span><text:span text:style-name="T100">ichos marcadores de ADN, a</text:span><text:span text:style-name="T92">l</text:span><text:span text:style-name="T91"> </text:span><text:span text:style-name="T90">representa</text:span><text:span text:style-name="T92">r</text:span><text:span text:style-name="T90"> las diferencias en el ADN heredado por dos individuos </text:span><text:span text:style-name="T109">(cita)</text:span><text:span text:style-name="T90">, </text:span><text:span text:style-name="T92">abri</text:span><text:span text:style-name="T100">eron</text:span><text:span text:style-name="T92"> la</text:span><text:span text:style-name="T90"> posibilidad </text:span><text:span text:style-name="T94">de</text:span><text:span text:style-name="T90"> </text:span><text:span text:style-name="T94">obtener</text:span><text:span text:style-name="T90"> una predicción </text:span><text:span text:style-name="T92">más</text:span><text:span text:style-name="T90"> precisa de los </text:span><text:span text:style-name="T92">EBV </text:span><text:span text:style-name="T110">(cita)</text:span><text:span text:style-name="T92">, </text:span><text:span text:style-name="T94">comparado</text:span><text:span text:style-name="T93"> al método BLUP</text:span><text:span text:style-name="T92"> </text:span><text:span text:style-name="T93">mencionado </text:span><text:span text:style-name="T94">en</text:span><text:span text:style-name="T93"> </text:span><text:span text:style-name="T94">párrafos anteriores</text:span><text:span text:style-name="T90">.</text:span><text:span text:style-name="T89"> </text:span><text:span text:style-name="T95">Según los mismos autores </text:span><text:span text:style-name="T111">(cita)</text:span><text:span text:style-name="T95">, los primeros intentos de integrar </text:span><text:span text:style-name="T97">datos de</text:span><text:span text:style-name="T95"> marcadores de ADN en las predicciones se basaron en el supuesto de que e</text:span><text:span text:style-name="T96">ra</text:span><text:span text:style-name="T95"> posible encontrar genes que contribuye</text:span><text:span text:style-name="T97">ra</text:span><text:span text:style-name="T95">n a la variación genética del carácter. Este enfoque, conocido como etiquetado de genes </text:span><text:span text:style-name="T98">o </text:span><text:span text:style-name="T95">mapeo de QTL, </text:span><text:span text:style-name="T96">permitió </text:span><text:span text:style-name="T105">identificar l</text:span><text:span text:style-name="T96">a genética subyacente a la variación fenotípica</text:span><text:span text:style-name="T95"> </text:span><text:span text:style-name="T96">entre individuos </text:span><text:span text:style-name="T112">(cita)</text:span><text:span text:style-name="T95">.</text:span></text:p>
      <text:p text:style-name="P62"/>
      <text:p text:style-name="P59"><text:soft-page-break/><text:span text:style-name="T95">Tanto en animales como en plantas, el interés principal en el mapeo de QTL consistió </text:span><text:span text:style-name="T102">en usarse</text:span><text:span text:style-name="T95"> en un método conocido como selección asistida por marcadores (MAS) </text:span><text:span text:style-name="T113">(cita)</text:span><text:span text:style-name="T95">, proceso en el cual los individuos portadores de un marcador de ADN deseado </text:span><text:span text:style-name="T99">podían</text:span><text:span text:style-name="T95"> ser identificados y </text:span><text:span text:style-name="T104">seleccion</text:span><text:span text:style-name="T99">ados</text:span><text:span text:style-name="T95"> para aumentar la respuesta genética de caracteres cuantitativos </text:span><text:span text:style-name="T101">de relevancia económica</text:span><text:span text:style-name="T95"> </text:span><text:span text:style-name="T113">(cita)</text:span><text:span text:style-name="T95">. </text:span><text:span text:style-name="T99">Blasco y Toro </text:span><text:span text:style-name="T113">(cita)</text:span><text:span text:style-name="T99"> describen la MAS como un proceso </text:span><text:span text:style-name="T103">en el cual se detectan genes que afectan directamente un carácter (QTL), que al ser seleccionados, logran una mejora genética al aumentar </text:span><text:span text:style-name="T106">su frecuencia</text:span><text:span text:style-name="T99"> </text:span><text:span text:style-name="T114">(Figura 1.2)</text:span><text:span text:style-name="T99">.</text:span></text:p>
      <text:p text:style-name="P64"/>
      <text:p text:style-name="P60"><text:span text:style-name="T67">Figura 1.</text:span><text:span text:style-name="T68">2</text:span></text:p>
      <text:p text:style-name="P16"/>
      <text:p text:style-name="P17">Si bien la MAS abrió <text:span text:style-name="T152">la</text:span> posibilidad <text:span text:style-name="T152">de</text:span> investigar la variación genética<text:span text:style-name="T15"> en animales y </text:span><text:span text:style-name="T17">en </text:span><text:span text:style-name="T15">plantas, </text:span><text:span text:style-name="T17">permitiendo también identificar genes que afectaban el desempeño de caracteres económicamente importantes, la literatura científica coincide en afirmar lo limitado que fue esta metodología </text:span><text:span text:style-name="T18">al no detectar marcadores de ADN con efectos genéticos menores </text:span><text:span text:style-name="T3">(cita)</text:span><text:span text:style-name="T17">. </text:span><text:span text:style-name="T19">Y es que, </text:span><text:span text:style-name="T20">como</text:span><text:span text:style-name="T19"> es sabido, </text:span><text:span text:style-name="T20">la mayoría de los caracteres económicamente importantes son cuantitativos y complejos, lo que quiere decir</text:span><text:span text:style-name="T19"> que </text:span><text:span text:style-name="T22">son</text:span><text:span text:style-name="T21"> caracteres controlados por muchos genes de pequeño efecto y/o por una combinación de genes mayores y menores, lo que hace del la MAS un método poco adecuado para este tipo de arquitectura genética de caracteres.</text:span></text:p>
      <text:p text:style-name="P37"/>
      <text:p text:style-name="P21"><text:span text:style-name="T21">F</text:span><text:span text:style-name="T15">inalmente, </text:span><text:span text:style-name="T25">en el año 2001,</text:span><text:span text:style-name="T15"> </text:span><text:span text:style-name="T165">Theodorus </text:span><text:span text:style-name="T15">Meuwissen, </text:span><text:span text:style-name="T37">Ben Hayes y Michael Goddard</text:span><text:span text:style-name="T15"> presenta</text:span><text:span text:style-name="T23">ro</text:span><text:span text:style-name="T15">n una alternativa a la MAS, superando con ello las limitaciones que </text:span><text:span text:style-name="T24">suponía</text:span><text:span text:style-name="T15"> el uso </text:span><text:span text:style-name="T26">de</text:span><text:span text:style-name="T15"> esta metodología. </text:span><text:span text:style-name="T24">A esta </text:span><text:span text:style-name="T28">nueva</text:span><text:span text:style-name="T24"> </text:span><text:span text:style-name="T28">alternativa</text:span><text:span text:style-name="T24"> se le dio el nombre de selección genómica</text:span><text:span text:style-name="T15">. Solo fue cuestión de tiempo para que los datos </text:span><text:span text:style-name="T28">obtenidos</text:span><text:span text:style-name="T15"> </text:span><text:span text:style-name="T28">de</text:span><text:span text:style-name="T15"> la genética molecular se integraran a </text:span><text:span text:style-name="T28">los</text:span><text:span text:style-name="T15"> modelos estadísticos de la genética cuantitativa,</text:span><text:span text:style-name="T27"> permitie</text:span><text:span text:style-name="T28">ndo así</text:span><text:span text:style-name="T27"> el análisis de caracteres complejos </text:span><text:span text:style-name="T28">en el marco de efectos del modelo infinitesimal</text:span><text:span text:style-name="T15">.</text:span></text:p>
      <text:p text:style-name="P37"/>
      <text:p text:style-name="P2">La selección genómica</text:p>
      <text:p text:style-name="P2"/>
      <text:p text:style-name="P2">- Definición de la selección genómica</text:p>
      <text:p text:style-name="P2"/>
      <text:p text:style-name="P19">Se denomina selección genómica a una serie de métodos que usan decenas de miles de marcad<text:span text:style-name="T15">ores de ADN, principalmente SNP, </text:span><text:span text:style-name="T29">para </text:span><text:span text:style-name="T33">realizar</text:span><text:span text:style-name="T29"> la predicción del </text:span><text:span text:style-name="T15">EBV </text:span><text:span text:style-name="T29">(aunque en selección genómica es común referirse al EBV como valor de cría basado en marcadores de ADN o GEBV). </text:span><text:span text:style-name="T30">Blasco y To</text:span><text:span text:style-name="T40">r</text:span><text:span text:style-name="T30">o </text:span><text:span text:style-name="T4">(cita)</text:span><text:span text:style-name="T30"> y Ahmadi et al </text:span><text:span text:style-name="T4">(cita)</text:span><text:span text:style-name="T30"> describen este método como un proceso de dos pasos en el cual se usan grandes cantidades de marcadores de ADN para construir un modelo de relaciones genotipo-fenotipo en una población de entrenamiento. Posteriormente, el modelo de selección genómica resultante se utiliza en una población de prueba que solo está genotipada, y se predice en ella el GEBV con el cual se lleva a cabo la selección</text:span><text:span text:style-name="T32"> </text:span><text:span text:style-name="T154">(Figura 1.3)</text:span><text:span text:style-name="T31">. </text:span><text:span text:style-name="T34">P</text:span><text:span text:style-name="T32">o</text:span><text:span text:style-name="T34">r tanto</text:span><text:span text:style-name="T32">, la selección genómica suele ser vista como una forma de MAS en la que se seleccionan individuos en función del GEBV en lugar de pocos QTL </text:span><text:span text:style-name="T5">(cita)</text:span><text:span text:style-name="T32">.</text:span></text:p>
      <text:p text:style-name="P18"/>
      <text:p text:style-name="P10">Figura 1.<text:span text:style-name="T151">3</text:span></text:p>
      <text:p text:style-name="P10"/>
      <text:p text:style-name="P44"><text:span text:style-name="T158">El uso de </text:span><text:span text:style-name="T159">decenas de miles de</text:span><text:span text:style-name="T158"> marcadores </text:span><text:span text:style-name="T159">de ADN</text:span><text:span text:style-name="T158"> es una de las características fundamentales de </text:span><text:span text:style-name="T159">la selección genómica </text:span><text:span text:style-name="T157">(cita)</text:span><text:span text:style-name="T159">. </text:span><text:span text:style-name="T160">Al contar con tal cantidad, </text:span><text:span text:style-name="T161">la probabilidad de que algunos de estos marcadores estén en desequilibrio de ligamiento con el QTL tiende a aumentar </text:span><text:span text:style-name="T35">(cita)</text:span><text:span text:style-name="T161">, con lo cual, aún cuando dichos marcadores no t</text:span><text:span text:style-name="T162">i</text:span><text:span text:style-name="T161">en</text:span><text:span text:style-name="T162">e</text:span><text:span text:style-name="T161">n efecto biológico sobre el carácter, </text:span><text:span text:style-name="T163">a partir de este hecho biológico</text:span><text:span text:style-name="T161"> si que se </text:span><text:span text:style-name="T163">garantizaría</text:span><text:span text:style-name="T161"> </text:span><text:span text:style-name="T162">una asociación (no observada) entre el QTL y el carácter </text:span><text:span text:style-name="T36">(cita)</text:span><text:span text:style-name="T162">.</text:span></text:p>
      <text:p text:style-name="P20"/>
      <text:p text:style-name="P3">- Métodos estadísticos en la selección genómica</text:p>
      <text:p text:style-name="P39"><text:soft-page-break/></text:p>
      <text:p text:style-name="P24"><text:span text:style-name="T39">En la selección genómica, la relación genotipo-fenotipo puede ser representada como un modelo lineal (Figura 1.4). Por tanto, el modelo de regresión lineal es un enfoque fundamental en la selección genómica</text:span><text:span text:style-name="T38"> </text:span><text:span text:style-name="T6">(cita)</text:span><text:span text:style-name="T38">.</text:span></text:p>
      <text:p text:style-name="P38"/>
      <text:p text:style-name="P11">Figura 1.<text:span text:style-name="T171">4</text:span></text:p>
      <text:p text:style-name="P41"/>
      <text:p text:style-name="P22">Dicha relación genotipo-fenotipo se puede expresar de la forma:</text:p>
      <text:p text:style-name="P42"/>
      <text:p text:style-name="P46"><text:span text:style-name="T170">E</text:span>xpresión del modelo de regresión lineal.</text:p>
      <text:p text:style-name="P46"/>
      <text:p text:style-name="P23">donde i (1, 2, 3, . . . , n) representa a los individuos, j (1, 2, 3, . . . , p) corresponde a los marcadores, yi denota el fenotipo para el i-ésimo individuo, μ corresponde a la media de la población, xij representa al genotipo del j-ésimo marcador en el i-ésimo individuo, gj corresponde al efecto del j-ésimo marcador en el fenotipo, y ei es el término del error.</text:p>
      <text:p text:style-name="P23"/>
      <text:p text:style-name="P23">Así mismo, el modelo anterior se puede expresar en notación matricial como:</text:p>
      <text:p text:style-name="P45"/>
      <text:p text:style-name="P50">Expresión del modelo de regresión lineal en forma matricial.</text:p>
      <text:p text:style-name="P47"/>
      <text:p text:style-name="P31">donde y es un vector de longitud igual al número de individuos (1, 2, 3, . . . , n) que representa al fenotipo, Z es una matriz que indica si el marcador es homocigoto dominante, heterocigoto u homocigoto recesivo (por ejemplo, 2 si es homocigoto dominante, 1 si es heterocigoto y 0 si es homocigoto recesivo), g es un vector de efectos del marcador en el fenotipo (tratados aquí como efectos fijos), y e es el término del error. Luego el GEBV se puede predecir como ĝ = (Z ′Z)−1 Z′y mediante mínimos cuadrados.</text:p>
      <text:p text:style-name="P51"/>
      <text:p text:style-name="P53"><text:span text:style-name="T164">Sin embargo, con el uso decenas de miles de marcadores de ADN para predecir el GEBV, al emplear el modelo lineal en selección genómica puede surgir un problema conocido como p grande y n pequeño </text:span><text:span text:style-name="T166">(</text:span><text:span text:style-name="T167">cita</text:span><text:span text:style-name="T166">)</text:span><text:span text:style-name="T164">, hecho que puede afectar el uso de la regresión por mínimos cuadrados, ya que esta solo se puede aplicar en situaciones en las que el número de observaciones es mayor al número de variables o predictores. En tal sentido, la selección genómica brinda la oportunidad de enfrentar el problema del p grande y n pequeño por medio del uso de modelos de regresión lineal alternativos </text:span><text:span text:style-name="T155">(Figura 1.5)</text:span><text:span text:style-name="T164">.</text:span></text:p>
      <text:p text:style-name="P52"/>
      <text:p text:style-name="P12">Figura 1.<text:span text:style-name="T173">5</text:span></text:p>
      <text:p text:style-name="P52"/>
      <text:p text:style-name="P28">Al proponer la teoría de la selección <text:span text:style-name="T176">genómica</text:span>, <text:span text:style-name="T172">Meuwissen, Hayes, y Goddard </text:span><text:span text:style-name="T9">(</text:span><text:span text:style-name="T7">cita</text:span><text:span text:style-name="T9">)</text:span><text:span text:style-name="T172"> </text:span>proporcionaron también <text:span text:style-name="T175">una serie de </text:span>métodos <text:span text:style-name="T175">estadísticos como solución al problema planteado en el párrafo anterior, esto es, el mejor predictor lineal insesgado por regresión de crestas (rrBLUP), y los métodos Bayesianos BayesA y BayesB.</text:span></text:p>
      <text:p text:style-name="P27"/>
      <text:p text:style-name="P25"><text:span text:style-name="T175">En relación al rr</text:span>BLUP, e<text:span text:style-name="T175">ste</text:span> se puede expresar como un modelo lineal mixto:</text:p>
      <text:p text:style-name="P25"/>
      <text:p text:style-name="P48"><text:span text:style-name="T170">E</text:span>xpresión del <text:span text:style-name="T174">rrBLUP</text:span></text:p>
      <text:p text:style-name="P48"/>
      <text:p text:style-name="P26">donde y, Z y e denotan los mismos términos del modelo (1.2), g es un vector de efectos del marcador en el fenotipo (tratados aquí como efectos aleatorios), X es una matriz que indica los efectos fijos y b es un vector de efector fijos. Luego la predicción del GEBV se realiza a partir de ĝ = (Z′Z + Iλ)−1 Z′y, donde I es una matriz identidad y λ es un factor de penalización que se agrega a la diagonal de Z′Z, y <text:soft-page-break/>permite estimar cualquier número de efectos de marcador. Dicho factor de penalización se estima por máxima verosimilitud restringida (REML) como σe2/σg2, donde σg2 es la varianza del efecto del marcador y σe2 es la varianza del error residual. <text:span text:style-name="T178">En el</text:span> rrBLUP, se <text:span text:style-name="T178">asume que todos los marcadores explican cantidades iguales de variación genética (esto es, varianza común para el efecto del marcador) y supone que sus efectos son</text:span> normalmente distribuido<text:span text:style-name="T178">s</text:span> <text:span text:style-name="T1">(</text:span><text:span text:style-name="T8">cita</text:span><text:span text:style-name="T1">)</text:span>.</text:p>
      <text:p text:style-name="P26"/>
      <text:p text:style-name="P29">Con respecto a los métodos Bayesianos, <text:span text:style-name="T177">estos, a diferencia del método anterior, no asumen una distribución normal de los efectos de los marca</text:span><text:span text:style-name="T139">dores, </text:span><text:span text:style-name="T140">sino que </text:span><text:span text:style-name="T139">en su lugar </text:span><text:span text:style-name="T141">permiten que una parte de </text:span><text:span text:style-name="T142">dichos marcadores</text:span><text:span text:style-name="T141"> </text:span><text:span text:style-name="T115">ten</text:span><text:span text:style-name="T118">ga</text:span><text:span text:style-name="T115">n efectos </text:span><text:span text:style-name="T118">importantes</text:span><text:span text:style-name="T115"> </text:span><text:span text:style-name="T116">sobre</text:span><text:span text:style-name="T115"> el </text:span><text:span text:style-name="T116">carácter</text:span><text:span text:style-name="T115">, </text:span><text:span text:style-name="T117">p</text:span><text:span text:style-name="T115">ermit</text:span><text:span text:style-name="T117">i</text:span><text:span text:style-name="T115">e</text:span><text:span text:style-name="T117">ndo así</text:span><text:span text:style-name="T115"> </text:span><text:span text:style-name="T119">efectos</text:span><text:span text:style-name="T115"> diferentes</text:span><text:span text:style-name="T139"> </text:span><text:span text:style-name="T148">(cita)</text:span><text:span text:style-name="T139"> </text:span><text:span text:style-name="T146">y </text:span><text:span text:style-name="T147">en consecuencia</text:span><text:span text:style-name="T150"> colocar aquí que considera distintas arquitecturas genéticas</text:span><text:span text:style-name="T139">.</text:span></text:p>
      <text:p text:style-name="P65"/>
      <text:p text:style-name="P29"><text:span text:style-name="T142">Los modelos de regresión </text:span><text:span text:style-name="T143">B</text:span><text:span text:style-name="T142">ayesian</text:span><text:span text:style-name="T143">os</text:span><text:span text:style-name="T142"> (BayesA y BayesB) </text:span><text:span text:style-name="T143">propuestos por </text:span><text:span text:style-name="T144">Meuwissen, Hayes, y Goddard</text:span><text:span text:style-name="T143"> </text:span><text:span text:style-name="T149">(cita)</text:span><text:span text:style-name="T142">, </text:span><text:span text:style-name="T145">se diferencian</text:span><text:span text:style-name="T142"> en </text:span><text:span text:style-name="T145">los</text:span><text:span text:style-name="T142"> distintos supuestos sobre los efectos del marcador y sus distribuciones</text:span><text:span text:style-name="T143">. </text:span><text:span text:style-name="T179">De acuerdo a Blasco </text:span><text:span text:style-name="T11">(cita)</text:span><text:span text:style-name="T179">, en BayesA se supone que los efectos de los marcadores se distribuyen de acuerdo a una distribución t de Student en lugar de una normal, permitiendo así que algunos marcadores tengan efectos grandes, otros medianos y otros pequeños. En cuanto a BayesB, este presenta los mismos supuestos de BayesA, sin embargo, a diferencia de este último, en BayesB se permite que una parte de los marcadores no tienen efecto alguno sobre el carácter </text:span><text:span text:style-name="T10">(cita)</text:span><text:span text:style-name="T180">. </text:span><text:span text:style-name="T181">De la misma manera, BayesA y BayesB se diferencian </text:span></text:p>
      <text:p text:style-name="P30"/>
      <text:p text:style-name="P4"><text:span text:style-name="T69">Sobre la base de los dos modelos </text:span><text:span text:style-name="T70">de regresión</text:span><text:span text:style-name="T69"> </text:span><text:span text:style-name="T70">B</text:span><text:span text:style-name="T69">ayesianos propuestos por </text:span><text:span text:style-name="T134">Meuwissen, Hayes, y Goddard</text:span><text:span text:style-name="T135"> </text:span><text:span text:style-name="T136">(cita)</text:span><text:span text:style-name="T69">, </text:span><text:span text:style-name="T70">se</text:span><text:span text:style-name="T69"> han </text:span><text:span text:style-name="T73">desarrollad</text:span><text:span text:style-name="T69">o una </text:span><text:span text:style-name="T70">gran</text:span><text:span text:style-name="T69"> variedad de modelos </text:span><text:span text:style-name="T70">B</text:span><text:span text:style-name="T69">ayesianos para la </text:span><text:span text:style-name="T70">predicción</text:span><text:span text:style-name="T69"> de</text:span><text:span text:style-name="T70">l</text:span><text:span text:style-name="T69"> GEBV. </text:span><text:span text:style-name="T71">Por ejemplo en BayesC, se supone que todos los marcadores </text:span><text:span text:style-name="T74">s</text:span><text:span text:style-name="T71">e distribuyen de forma normal (como </text:span><text:span text:style-name="T75">la</text:span><text:span text:style-name="T71"> rrBBLUP), sin embargo, al igual que en BayesB, se permite que un porcentaje de los marcadores no tengan efecto sobre el carácter </text:span><text:span text:style-name="T46">(cita)</text:span><text:span text:style-name="T71">. Por otro lado, en el</text:span><text:span text:style-name="T69"> LASSO Bayes</text:span><text:span text:style-name="T71">iano </text:span><text:span text:style-name="T72">se supone </text:span><text:span text:style-name="T69">que el efecto del marcador obedece a </text:span><text:span text:style-name="T72">un</text:span><text:span text:style-name="T69">a distribución de Laplace, </text:span><text:span text:style-name="T72">distribución </text:span><text:span text:style-name="T76">que</text:span><text:span text:style-name="T72"> </text:span><text:span text:style-name="T69">comparte las mismas características </text:span><text:span text:style-name="T72">d</text:span><text:span text:style-name="T69">e la t de Student </text:span><text:span text:style-name="T72">en</text:span><text:span text:style-name="T69"> BayesA </text:span><text:span text:style-name="T72">al</text:span><text:span text:style-name="T69"> </text:span><text:span text:style-name="T72">suponer que</text:span><text:span text:style-name="T69"> todos los </text:span><text:span text:style-name="T72">marcadores</text:span><text:span text:style-name="T69"> </text:span><text:span text:style-name="T72">tienen</text:span><text:span text:style-name="T69"> un efecto distinto de cero y </text:span><text:span text:style-name="T72">con</text:span><text:span text:style-name="T69"> diferentes varianzas </text:span><text:span text:style-name="T47">(cita)</text:span><text:span text:style-name="T69">.</text:span></text:p>
      <text:p text:style-name="P32"/>
      <text:p text:style-name="P4"><text:span text:style-name="T69">Un modelo de regresión equivalente al rrGBLUP, denominado como mejor predictor lineal insesgado genómico (GBLUP), fue propuesto por VanRaden </text:span><text:span text:style-name="T82">(</text:span><text:span text:style-name="T83">cita</text:span><text:span text:style-name="T82">)</text:span><text:span text:style-name="T69">. En el GBLUP, se utiliza una matriz de relación basada en marcadores de ADN (denominada como matriz G) en lugar de la matriz de relación basado en pedigríes (denominada como matriz A) del BLUP descrito por Henderson </text:span><text:span text:style-name="T82">(</text:span><text:span text:style-name="T83">cita</text:span><text:span text:style-name="T82">)</text:span><text:span text:style-name="T69">. Luego la predicción del GEBV se realiza mediante un modelo lineal mixto, cuyas ecuaciones son:</text:span></text:p>
      <text:p text:style-name="P32"/>
      <text:p text:style-name="P49"><text:span text:style-name="T170">E</text:span><text:span text:style-name="T69">xpresión de l</text:span><text:span text:style-name="T184">as</text:span><text:span text:style-name="T69"> </text:span><text:span text:style-name="T184">ecuaciones del modelo mixto</text:span></text:p>
      <text:p text:style-name="P32"/>
      <text:p text:style-name="P4"><text:span text:style-name="T69">donde X, Z, b, g y λ denotan los mismos términos de los modelos (1.2) y (1.3), y G</text:span><text:span text:style-name="T185">−1</text:span><text:span text:style-name="T69"> corresponde a la inversa de la matriz G. El GBLUP, al igual que el rrBLUP, supone una varianza común para el efecto del marcador y que el efecto de los marcadores </text:span><text:span text:style-name="T77">están</text:span><text:span text:style-name="T69"> normalmente distribuidos.</text:span></text:p>
      <text:p text:style-name="P32"/>
      <text:p text:style-name="P4"><text:span text:style-name="T69">La idea de VanRaden </text:span><text:span text:style-name="T82">(</text:span><text:span text:style-name="T84">cita</text:span><text:span text:style-name="T82">)</text:span><text:span text:style-name="T69">, al sustituir la matriz A por la matriz G, consistió en precisar el parentesco real entre individuos al momento de estimar los valores de cría. Según Blasco </text:span><text:span text:style-name="T82">(</text:span><text:span text:style-name="T84">cita</text:span><text:span text:style-name="T82">)</text:span><text:span text:style-name="T69">, el parentesco que proviene al usar la matriz A es un parentesco esperado, lo cual no refleja el porcentaje real de genes </text:span><text:span text:style-name="T78">idénticos</text:span><text:span text:style-name="T69"> entre dos individuos emparentados. Caso contrario al parentesco derivado al usar la matriz G cuyo parentesco es observado, debido a lo cual si evidencia de forma precisa el parentesco real entre dos individuos </text:span><text:span text:style-name="T66">(Figura 1.6)</text:span><text:span text:style-name="T69">.</text:span></text:p>
      <text:p text:style-name="P32"/>
      <text:p text:style-name="P13"><text:span text:style-name="T69">Figura 1.</text:span><text:span text:style-name="T186">6</text:span></text:p>
      <text:p text:style-name="P32"><text:soft-page-break/></text:p>
      <text:p text:style-name="P5"><text:span text:style-name="T69">En comparación a los métodos Bayesianos descritos anteriormente, en el GBLUP no es necesario usar una población de entrenamiento para estimar el efecto del marcador de ADN y luego predecir el GEBV. En su lugar, en el GBLUP se pueden colocar directamente a los individuos </text:span><text:span text:style-name="T78">con</text:span><text:span text:style-name="T69"> fenotipo y </text:span><text:span text:style-name="T78">sin</text:span><text:span text:style-name="T69"> fenotipo en el mismo modelo, y al mismo tiempo predecir su GEBV, y calcular su precisión </text:span><text:span text:style-name="T85">(cita)</text:span><text:span text:style-name="T69">. En cuanto a la velocidad de calculo, el GBLUP es mucho más rápido que los método Bayesianos, por lo que es más adecuado para obtener rápidamente el GEBV. </text:span><text:span text:style-name="T79">Sin embargo, los métodos Bayesianos permiten incorporar al modelo información previa proveniente de múltiples estudios, siendo esto una ventaja de los mismos sobre otros métodos como el GBLUP. En tal sentido, de los Campo</text:span><text:span text:style-name="T80">s</text:span><text:span text:style-name="T79"> et al </text:span><text:span text:style-name="T86">(cita)</text:span><text:span text:style-name="T79"> </text:span><text:span text:style-name="T80">proporciona</text:span><text:span text:style-name="T81">n</text:span><text:span text:style-name="T80"> algunos ejemplos sobre que tipo de información se podría incorporar a los efectos previos asignado a los marcadores, por mencionar algunos de ellos, la ubicación del marcador en el genoma, si dicha ubicación corresponde a una región codificante o no, y si el marcador esta en una región del genoma que alberga genes que pueden afectar una carácter de interés.</text:span></text:p>
      <text:p text:style-name="P33"/>
      <text:p text:style-name="P7">Breve descripción de la mejora genética en arroz (<text:span text:style-name="T190">Oryza sativa L.</text:span>)</text:p>
      <text:p text:style-name="P33"/>
      <text:p text:style-name="P6">- La mejora genética en animales y <text:span text:style-name="T217">en</text:span> plantas</text:p>
      <text:p text:style-name="P6"/>
      <text:p text:style-name="P71"><text:span text:style-name="T188">T</text:span>ras la domesticación de animales y el cultivo de plantas, la especie humana <text:span text:style-name="T189">consiguió</text:span> <text:span text:style-name="T187">producir animales y plantas mejoradas. Esto a partir de la selección artificial. La clave del éxito de los antiguos domesticadores y cultivadores consistió en cruzar individuos portadores de caracteres deseables, al comprender que sus descendientes podrían heredar estas características, pese a que para esos tiempos se desconocían los mecanismos biológicos subyacentes a la herencia </text:span><text:span text:style-name="T12">(cita)</text:span><text:span text:style-name="T187">. Hoy en día, se conoce como mejora genética al proceso de mejorar los caracteres fenotípicos deseables en animales y plantas mediante selección artificial </text:span><text:span text:style-name="T12">(cita)</text:span><text:span text:style-name="T187">, siendo la misma reconocida como una intrincada integración de ciencia y practicidad </text:span><text:span text:style-name="T12">(cita)</text:span><text:span text:style-name="T187">.</text:span></text:p>
      <text:p text:style-name="P71"/>
      <text:p text:style-name="P75">En <text:span text:style-name="T193">términos generales,</text:span> <text:span text:style-name="T193">la mejora genética se puede organizar en tres procesos, siendo estos la producción de variación genética, la selección entre la variación y la multiplicación para uso comercial </text:span><text:span text:style-name="T156">(Figura 1.8)</text:span><text:span text:style-name="T193">.</text:span></text:p>
      <text:p text:style-name="P72"/>
      <text:p text:style-name="P79">Figura 1.<text:span text:style-name="T207">8</text:span></text:p>
      <text:p text:style-name="P72"/>
      <text:p text:style-name="P73"><text:span text:style-name="T205">El primer requisito en la mejora genética, como se mencionó en el párrafo anterior, consiste en producir variación genética </text:span><text:span text:style-name="T213">de</text:span><text:span text:style-name="T205"> los caracteres que se desean a mejorar. Tanto en animales como en plantas,</text:span><text:span text:style-name="T194"> la producción de variación genética </text:span><text:span text:style-name="T196">se </text:span><text:span text:style-name="T197">da</text:span><text:span text:style-name="T195"> a través del </text:span><text:span text:style-name="T196">apareamiento</text:span><text:span text:style-name="T195"> de individuos cuya expresión de caracteres es deseable </text:span><text:span text:style-name="T168">(cita)</text:span><text:span text:style-name="T195">. </text:span><text:span text:style-name="T197">De esta forma, mediante el proceso natural de reproducción sexual, se puede obtener una descendencia que contiene genes </text:span><text:span text:style-name="T198">de interés heredados de los dos progenitores.</text:span></text:p>
      <text:p text:style-name="P72"><text:span text:style-name="T198"/></text:p>
      <text:p text:style-name="P74"><text:span text:style-name="T199">Una vez </text:span><text:span text:style-name="T200">producida la variación genética, </text:span><text:span text:style-name="T203">es necesario</text:span><text:span text:style-name="T200"> selecciona</text:span><text:span text:style-name="T203">r</text:span><text:span text:style-name="T200"> individuos con mejor expresión de caracteres. </text:span><text:span text:style-name="T209">Tanto en animales como en plantas, </text:span><text:span text:style-name="T211">l</text:span><text:span text:style-name="T209">a selección se lleva a cabo de forma recurrente </text:span><text:span text:style-name="T215">(en los denominados núcleos de selección)</text:span><text:span text:style-name="T209"> </text:span><text:span text:style-name="T210">con la finalidad de aumentar la frecuencia de genes favorables.</text:span><text:span text:style-name="T209"> </text:span><text:span text:style-name="T210">Sin embargo</text:span><text:span text:style-name="T201">, los métodos de </text:span><text:span text:style-name="T204">selección </text:span><text:span text:style-name="T206">históricamente</text:span><text:span text:style-name="T204"> usados</text:span><text:span text:style-name="T201"> </text:span><text:span text:style-name="T204">han </text:span><text:span text:style-name="T208">sido distintos</text:span><text:span text:style-name="T201">. Por un lado, en plantas</text:span><text:span text:style-name="T202"> se ha utilizado principalmente la MAS con el fin de identificar e incorporar genes beneficiosos, lo cual ha favorecido que genes (generalmente pocos) con efectos moderados a grandes hallan sido explotados más ampliamente en plantas que en animales. Por otro lado, en animales la mayoría de caracteres económicamente importantes han sido cuantitativos y complejos, lo cual obligo a los mejoradores genéticos a utilizar enfoques biométricos para predecir el EBV mediante la combinación de </text:span><text:soft-page-break/><text:span text:style-name="T202">información fenotípica y de pedigrí (propiamente el BLUP), y con ello tomar las decisiones de selección </text:span><text:span text:style-name="T14">(</text:span><text:span text:style-name="T13">cita</text:span><text:span text:style-name="T14">)</text:span><text:span text:style-name="T202">.</text:span></text:p>
      <text:p text:style-name="P74"/>
      <text:p text:style-name="P76"><text:span text:style-name="T214">Finalmente, al aumentar la frecuencia de genes deseables, es necesario multiplicar o difundir el mérito genético medio obtenido de la población mejorada, y así facilitar que en las granjas comerciales los agricultores produzcan los caracteres mejorados </text:span><text:span text:style-name="T169">(cita)</text:span><text:span text:style-name="T212">. Según Hickey et al </text:span><text:span text:style-name="T169">(cita),</text:span><text:span text:style-name="T212"> una diferencia importante entre la mejora genética de animales y plantas, es que en animales la mejora difundida a las granjas comerciales no se recicla a los núcleos de selección, mientras que en plantas, al darle importancia a la selección de productos mejorados en forma de variedades vegetales, dichas variedades pueden ser usadas como progenitores en un ciclo nuevo de cultivo.</text:span></text:p>
      <text:p text:style-name="P78"><text:s/><text:span text:style-name="T216">HABL</text:span></text:p>
      <text:p text:style-name="P77"><text:span text:style-name="T202"><text:s/></text:span><text:span text:style-name="T182">COLOCAR AQUI LO DE LS GS QUE A PERMITIDO LA UNIFICACIÓN. </text:span><text:span text:style-name="T183">HABLAR TAMBIEN DE LAS DESVENTAJAS DE LA GS EN PLANTAS COMO LOS DOS ARTICULOS.</text:span></text:p>
      <text:p text:style-name="P78"/>
      <text:p text:style-name="P67">COLOCAR SOBRE LA HEREDABILIDAD (DEFINIENDOLA PRIMERO COMO UN INDICATIVO DE QUE TAN BUENO SERIA LA SELECCIÓN) Y LUEGO MENCIONAR QUE ES MÁS COMPLEJO EN PLANTAS QUE EN ANIMALES.</text:p>
      <text:p text:style-name="P54"/>
      <text:p text:style-name="P55">COLOCAR PARA EXPLICAR LA FIGURA, EXPLIACR TAMBIEN SOBRE LOS CRUCES CONSANGUINEOS DEL PROFESOR AGUSTIN (“HIBRIDOS”).</text:p>
      <text:p text:style-name="P36"/>
      <text:p text:style-name="P36"/>
      <text:p text:style-name="P36"/>
      <text:p text:style-name="P66"/>
      <text:p text:style-name="P35"/>
      <text:p text:style-name="P35">Se dio cuenta de que esto se debía a que hay dos componentes de variación 'fenotípica' observable: (1) variación 'genotípica' debido a diferencias en la composición genética, y (2) variación debido a factores ambientales.</text:p>
      <text:p text:style-name="P35"/>
      <text:p text:style-name="P35">–</text:p>
      <text:p text:style-name="P35"/>
      <text:p text:style-name="P35">Esta distinción entre causas de variación genéticas y no genéticas fue fundamental para proporcionar una base científica sólida para la selección.</text:p>
      <text:p text:style-name="P35"/>
      <text:p text:style-name="P35">–</text:p>
      <text:p text:style-name="P35"/>
      <text:p text:style-name="P35">al distinguir la importante contribución de los efectos ambientales a los fenotipos observables, las ideas de Johannsen llevaron a los mejoradores a considerar más cuidadosamente cómo reducir la contribución de las diferencias ambientales entre las plantas bajo selección, de modo que las selecciones estuvieran determinadas más por la variación del genotipo que por factores ambientales no hereditarios.</text:p>
      <text:p text:style-name="P35"/>
      <text:p text:style-name="P35">–</text:p>
      <text:p text:style-name="P35"/>
      <text:p text:style-name="P35">La importancia de distinguir conceptualmente los diferentes componentes de la variación genotípica heredable fue enfatizada por Lush (1945), quien acuñó el término "heredabilidad" para referirse a la proporción de variación fenotípica total observada para algún rasgo en una población que es heredable.</text:p>
      <text:p text:style-name="P35"/>
      <text:p text:style-name="P35">–</text:p>
      <text:p text:style-name="P35"><text:soft-page-break/></text:p>
      <text:p text:style-name="P35">La heredabilidad en sentido amplio es la proporción de la variación fenotípica total que se debe a las diferencias genotípicas y se refiere a la distinción hecha por Johannsen entre variación genotípica y fenotípica. La heredabilidad en sentido estricto tiene un significado muy importante para los mejoradores porque indica cuán efectiva será la selección.</text:p>
      <text:p text:style-name="P35"/>
      <text:p text:style-name="P35">–</text:p>
      <text:p text:style-name="P35"/>
      <text:p text:style-name="P35">La definición de heredabilidad en sentido estricto de Lush se considera el estándar de oro en genética cuantitativa debido a su relación directa con la respuesta a la selección (Falconer y Mackay, 1996). Nótese, sin embargo, que Lush (un criador de animales) concibió la selección actuando sobre valores de animales diploides individuales sin posibilidad de autofecundación.</text:p>
      <text:p text:style-name="P35"/>
      <text:p text:style-name="P35">–</text:p>
      <text:p text:style-name="P35"/>
      <text:p text:style-name="P35">Desafortunadamente, para los fitomejoradores, la diversidad reproductiva de plantas discutida previamente causa inmediatamente problemas con la definición de heredabilidad (Nyquist, 1991). Además, la poliploidía polisómica de algunos cultivos importantes (p. ej., patata, alfalfa, fresa, muchos forrajes y pastos para césped) también crea estragos en la definición de heredabilidad.</text:p>
      <text:p text:style-name="P35"/>
      <text:p text:style-name="P35">–</text:p>
      <text:p text:style-name="P35"/>
      <text:p text:style-name="P35">La situación se vuelve más complicada cuando introducimos los sistemas reproductivos más complejos de las plantas (Nyquist, 1991). Considere más a fondo la situación de mejoramiento de la papa descrita anteriormente. Una planta de patata puede cruzarse sexualmente para generar una progenie exogámica, que puede someterse a una selección basada en el fenotipo, un concepto similar a un esquema de cría de animales. Sin embargo, la utilidad de un toro de ganado seleccionado en un programa de reproducción lechera radica en su capacidad de aparearse con madres para generar hijas que puedan usarse en la producción lechera. Por lo tanto, su valo<text:span text:style-name="T192">r genético realmente está determinado por sus efectos genéticos aditivos, porque todas sus hijas portan solo uno de sus alelos. Por el contrario, si un mejorador de papa identifica una planta particularmente superior, esa planta puede propagarse vegetativamente mediante esquejes de tubérculos, y los agricultores pueden usar esos pedazos de tubérculos en la producción. Por tanto, la respuesta a la selección en este caso implica todo el genotipo de la planta que se propaga clonalmente, incluidos todos sus efectos aditivos y de dominancia. Entonces, la respuesta a esta selección es una función de la heredabilidad en sentido amplio, no la heredabilidad en sentido estricto en este caso.</text:span></text:p>
      <text:p text:style-name="P66"/>
      <text:p text:style-name="P35"/>
      <text:p text:style-name="P68"/>
      <text:p text:style-name="P34"><text:span text:style-name="T15">Los criadores de animales a menudo tienen que utilizar la información de los familiares de los candidatos a la selección porque tienen que seleccionar rasgos que no se pueden medir en los propios candidatos (por ejemplo, la producción de leche en los toros), que tienen baja heredabilidad o que se miden tarde en </text:span><text:span text:style-name="T42">el proceso</text:span><text:span text:style-name="T15"> selección. Por lo general, los fitomejoradores no tienen el problema de los rasgos "limitados por sexo" y pueden aumentar experimentalmente la precisión de la selección cultivando más plantas del mismo cultivar. Como resultado, el mérito de un cultivar en un programa de fitomejoramiento a menudo se puede medir con cualquier nivel de precisión que desee el mejorador. Las tasas reproductivas y los gastos hacen que este enfoque sea más difícil de seguir para los criadores de animales. </text:span><text:span text:style-name="T191">En la Figura 2 se muestra una comparación de los enfoques típicos de reproducción de plantas (un cereal endogámico) y animales.</text:span></text:p>
      <text:p text:style-name="P40"><text:soft-page-break/></text:p>
      <text:p text:style-name="P80"/>
      <text:p text:style-name="P40"/>
      <text:p text:style-name="P40"/>
      <text:p text:style-name="P70">El advenimiento de la selección genómica ha llevado al resurgimiento de la genética cuantitativa como un marco para incorporar información de marcadores y secuencias para complementar y complementar los descriptores fenotípicos estándar y la información genealógica. Los cambios tecnológicos ahora están uniendo el enfoque biométrico de los criadores de animales y el enfoque mendeliano de los criadores de plantas. El despliegue de métodos de secuenciación modernos para identificar un gran número de marcadores moleculares y la aparición de tecnologías rentables de genotipado y fenotipado de alto rendimiento para cultivos y animales no solo están revolucionando la reproducción, sino que también ofrecen nuevos incentivos para la migración de información. y enfoques entre el mejoramiento de plantas y animales y para la unificación de los esfuerzos de mejoramiento y descubrimiento biológico.</text:p>
      <text:p text:style-name="P40"/>
      <text:p text:style-name="P40"/>
      <text:p text:style-name="P40"/>
      <text:p text:style-name="P43"><text:span text:style-name="T15">RECORDAR para cuando hable sobre el arroz de un articulo que vi donde colocan a la mejora genética como una gran prioridad para asegurar la alimentación en el futuro. </text:span><text:span text:style-name="T41">El articulo de Grinberg et al (</text:span><text:a xlink:type="simple" xlink:href="https://link.springer.com/article/10.1007/s10994-019-05848-5" text:style-name="Internet_20_link" text:visited-style-name="Visited_20_Internet_20_Link"><text:span text:style-name="T41">https://link.springer.com/article/10.1007/s10994-019-05848-5</text:span></text:a><text:span text:style-name="T41">) en el primer parraf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3T05:21:34.413411693</meta:creation-date>
    <dc:date>2022-03-06T14:25:43.314375685</dc:date>
    <meta:editing-duration>P2DT3H3M4S</meta:editing-duration>
    <meta:editing-cycles>258</meta:editing-cycles>
    <meta:generator>LibreOffice/6.0.7.3$Linux_X86_64 LibreOffice_project/00m0$Build-3</meta:generator>
    <meta:document-statistic meta:table-count="0" meta:image-count="0" meta:object-count="0" meta:page-count="8" meta:paragraph-count="71" meta:word-count="3762" meta:character-count="23683" meta:non-whitespace-character-count="19981"/>
  </office:meta>
</office:document-meta>
</file>